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105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6.26pt" fo:break-before="auto" style:use-optimal-row-height="fals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ro8" style:family="table-row">
      <style:table-row-properties style:row-height="35.26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Carlito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Carlito" fo:font-size="12pt" style:font-size-asian="12pt" style:font-size-complex="12pt"/>
    </style:style>
    <style:style style:name="ce61" style:family="table-cell" style:parent-style-name="Default">
      <style:table-cell-properties fo:border="none"/>
      <style:text-properties style:font-name="Carlito" fo:font-size="12pt" style:font-size-asian="12pt" style:font-size-complex="12pt"/>
    </style:style>
    <style:style style:name="ce6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0.06pt solid #000000" fo:border-left="none" fo:border-right="none" fo:border-top="none"/>
      <style:text-properties style:font-name="Carlito" fo:font-size="12pt" style:font-size-asian="12pt" style:font-size-complex="12pt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none" fo:border-right="0.06pt solid #000000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>
      <style:table-cell-properties fo:border-bottom="none" fo:border-left="none" fo:border-right="0.06pt solid #000000" fo:border-top="none"/>
      <style:text-properties style:font-name="Carlito" fo:font-size="12pt" style:font-size-asian="12pt" style:font-size-complex="12pt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  <style:text-properties style:font-name="Carlito" fo:font-size="12pt" style:font-size-asian="12pt" style:font-size-complex="12pt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e0efd4"/>
    </style:style>
    <style:style style:name="ce109" style:family="table-cell" style:parent-style-name="Default">
      <style:table-cell-properties fo:background-color="#bce4e5"/>
    </style:style>
    <style:style style:name="ce110" style:family="table-cell" style:parent-style-name="Default">
      <style:table-cell-properties fo:background-color="#ffffff"/>
    </style:style>
    <style:style style:name="ce111" style:family="table-cell" style:parent-style-name="Default">
      <style:table-cell-properties fo:background-color="#adc5e7"/>
    </style:style>
    <style:style style:name="ce112" style:family="table-cell" style:parent-style-name="Default">
      <style:table-cell-properties fo:background-color="#bcaed5"/>
    </style:style>
    <style:style style:name="ce113" style:family="table-cell" style:parent-style-name="Default">
      <style:table-cell-properties fo:background-color="#dfcce4"/>
    </style:style>
    <style:style style:name="ce114" style:family="table-cell" style:parent-style-name="Default">
      <style:table-cell-properties fo:background-color="#fcd4d1"/>
    </style:style>
    <style:style style:name="ce115" style:family="table-cell" style:parent-style-name="Default">
      <style:table-cell-properties fo:background-color="#fedcc6"/>
    </style:style>
    <style:style style:name="ce116" style:family="table-cell" style:parent-style-name="Default">
      <style:table-cell-properties fo:background-color="#fff9ae"/>
    </style:style>
    <style:style style:name="ce117" style:family="table-cell" style:parent-style-name="Default">
      <style:table-cell-properties fo:background-color="#87d1d1"/>
    </style:style>
    <style:style style:name="ce118" style:family="table-cell" style:parent-style-name="Default">
      <style:table-cell-properties fo:background-color="#bee3d3"/>
    </style:style>
    <style:style style:name="ce119" style:family="table-cell" style:parent-style-name="Default">
      <style:table-cell-properties fo:background-color="#8f93c7"/>
    </style:style>
    <style:style style:name="ce120" style:family="table-cell" style:parent-style-name="Default" style:data-style-name="N0"/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 style:data-style-name="N4"/>
    <style:style style:name="ce123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ff"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ccff"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0c0c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omas elegidos" table:style-name="ta1">
        <table:table-column table:style-name="co1" table:default-cell-style-name="ce56"/>
        <table:table-column table:style-name="co2" table:default-cell-style-name="ce56"/>
        <table:table-column table:style-name="co3" table:number-columns-repeated="1022" table:default-cell-style-name="ce56"/>
        <table:table-row table:style-name="ro1">
          <table:table-cell table:style-name="ce51" office:value-type="string" calcext:value-type="string">
            <text:p>NCBI Reference</text:p>
          </table:table-cell>
          <table:table-cell table:style-name="ce57" office:value-type="string" calcext:value-type="string">
            <text:p>name</text:p>
          </table:table-cell>
          <table:table-cell table:style-name="ce57" office:value-type="string" calcext:value-type="string">
            <text:p>file size</text:p>
          </table:table-cell>
          <table:table-cell table:style-name="ce65" office:value-type="string" calcext:value-type="string">
            <text:p>n de CRISPR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NC_013210</text:p>
          </table:table-cell>
          <table:table-cell table:style-name="ce58" office:value-type="string" calcext:value-type="string">
            <text:p>Acetobacter pasteurianus</text:p>
          </table:table-cell>
          <table:table-cell table:style-name="ce63" office:value-type="string" calcext:value-type="string">
            <text:p>191,8 kB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NC_016148</text:p>
          </table:table-cell>
          <table:table-cell table:style-name="ce59" office:value-type="string" calcext:value-type="string">
            <text:p> Thermovirga lienii</text:p>
          </table:table-cell>
          <table:table-cell table:style-name="ce60" office:value-type="string" calcext:value-type="string">
            <text:p>2 mb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NC_013124</text:p>
          </table:table-cell>
          <table:table-cell table:style-name="ce59" office:value-type="string" calcext:value-type="string">
            <text:p>Acidimicrobium ferrooxidans</text:p>
          </table:table-cell>
          <table:table-cell table:style-name="ce60" office:value-type="string" calcext:value-type="string">
            <text:p>2,2 mb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NC_014392</text:p>
          </table:table-cell>
          <table:table-cell table:style-name="ce60" office:value-type="string" calcext:value-type="string">
            <text:p>Caldicellulosiruptor obsidiansis</text:p>
          </table:table-cell>
          <table:table-cell table:style-name="ce60" office:value-type="string" calcext:value-type="string">
            <text:p>2,5 mb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NC_006513</text:p>
          </table:table-cell>
          <table:table-cell table:style-name="ce61" office:value-type="string" calcext:value-type="string">
            <text:p>Aromatoleum aromaticum</text:p>
          </table:table-cell>
          <table:table-cell table:style-name="ce61" office:value-type="string" calcext:value-type="string">
            <text:p>4,3 mb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NC_015138 </text:p>
          </table:table-cell>
          <table:table-cell table:style-name="ce59" office:value-type="string" calcext:value-type="string">
            <text:p>Acidovorax avenae subsp. avenae</text:p>
          </table:table-cell>
          <table:table-cell table:style-name="ce60" office:value-type="string" calcext:value-type="string">
            <text:p>5,5 mb</text:p>
          </table:table-cell>
          <table:table-cell table:style-name="ce10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5" office:value-type="string" calcext:value-type="string">
            <text:p>NC_013510</text:p>
          </table:table-cell>
          <table:table-cell table:style-name="ce62" office:value-type="string" calcext:value-type="string">
            <text:p>Thermomonospora curvata </text:p>
          </table:table-cell>
          <table:table-cell table:style-name="ce64" office:value-type="string" calcext:value-type="string">
            <text:p>5,6 mb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5"/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Default"/>
          <table:table-cell office:value-type="float" office:value="489511" calcext:value-type="float">
            <text:p>489511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office:value-type="float" office:value="489806" calcext:value-type="float">
            <text:p>489806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3">
          <table:table-cell table:style-name="Default" office:value-type="string" calcext:value-type="string">
            <text:p><text:s/>avg partial precision</text:p>
          </table:table-cell>
          <table:table-cell table:style-name="Default" table:formula="of:=AVERAGE([$NC_013210.G9];[$NC_016148.E68];[$NC_013124.G13];[$NC_014392.I23])" office:value-type="float" office:value="0.65" calcext:value-type="float">
            <text:p>0.65</text:p>
          </table:table-cell>
          <table:table-cell table:number-columns-repeated="7"/>
          <table:table-cell table:style-name="Default"/>
          <table:table-cell office:value-type="float" office:value="969197" calcext:value-type="float">
            <text:p>969197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1581543" calcext:value-type="float">
            <text:p>1581543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2339113" calcext:value-type="float">
            <text:p>2339113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2339964" calcext:value-type="float">
            <text:p>2339964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2340391" calcext:value-type="float">
            <text:p>2340391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2340598" calcext:value-type="float">
            <text:p>2340598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2340742" calcext:value-type="float">
            <text:p>2340742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2444510" calcext:value-type="float">
            <text:p>2444510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3225860" calcext:value-type="float">
            <text:p>3225860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3505403" calcext:value-type="float">
            <text:p>3505403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3724622" calcext:value-type="float">
            <text:p>3724622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3740063" calcext:value-type="float">
            <text:p>3740063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3741645" calcext:value-type="float">
            <text:p>3741645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3776448" calcext:value-type="float">
            <text:p>3776448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3787440" calcext:value-type="float">
            <text:p>3787440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Default"/>
          <table:table-cell office:value-type="float" office:value="3797956" calcext:value-type="float">
            <text:p>3797956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C_013210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104"/>
        <table:table-column table:style-name="co3" table:number-columns-repeated="2" table:default-cell-style-name="ce103"/>
        <table:table-column table:style-name="co3" table:default-cell-style-name="ce105"/>
        <table:table-row table:style-name="ro3">
          <table:table-cell table:style-name="ce103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/>
          <table:table-cell table:style-name="Default" table:number-columns-repeated="4"/>
        </table:table-row>
        <table:table-row table:style-name="ro4">
          <table:table-cell table:style-name="ce103" office:value-type="string" calcext:value-type="string">
            <text:p>NC_013210_1</text:p>
          </table:table-cell>
          <table:table-cell table:style-name="ce103" office:value-type="string" calcext:value-type="string">
            <text:p>GTGTTCCCCGCACACGCGGGGATGAACCG</text:p>
          </table:table-cell>
          <table:table-cell office:value-type="string" calcext:value-type="string">
            <text:p>29 b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3524, 123585, 123646, 123707, 123768, 123829, 123890, 123951, 124012, 124073, 124134,</text:p>
            <text:p>                              124195, 124256, 124317, 124378, 124439, 124500, 124561, 124622, 124683, 124744, 124805,</text:p>
            <text:p>                              124866, 124927</text:p>
          </table:table-cell>
          <table:table-cell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5"/>
          <table:table-cell office:value-type="string" calcext:value-type="string">
            <text:p>T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3"/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G5]/([.G5]+[.G7]+[.G6]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9612" calcext:value-type="float">
            <text:p>9612</text:p>
          </table:table-cell>
          <table:table-cell office:value-type="float" office:value="674" calcext:value-type="float">
            <text:p>674</text:p>
          </table:table-cell>
          <table:table-cell table:formula="of:=([.B9]+[.A9])/60000" office:value-type="float" office:value="0.171433333333333" calcext:value-type="float">
            <text:p>0.171433333333333</text:p>
          </table:table-cell>
          <table:table-cell table:number-columns-repeated="2"/>
          <table:table-cell office:value-type="string" calcext:value-type="string">
            <text:p>partial precision</text:p>
          </table:table-cell>
          <table:table-cell table:formula="of:=[.G6]/([.G7]+[.G6]+[.G5])" office:value-type="float" office:value="0.5" calcext:value-type="float">
            <text:p>0.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/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C_0132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artial recall</text:p>
          </table:table-cell>
          <table:table-cell table:formula="of:=[.G6]/[.A7]" office:value-type="float" office:value="1" calcext:value-type="float">
            <text:p>1</text:p>
          </table:table-cell>
          <table:table-cell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275" calcext:value-type="float">
            <text:p>34275</text:p>
          </table:table-cell>
          <table:table-cell office:value-type="float" office:value="34331" calcext:value-type="float">
            <text:p>34331</text:p>
          </table:table-cell>
          <table:table-cell table:formula="of:=[.D15]-[.C15]-[.B15]" office:value-type="float" office:value="30" calcext:value-type="float">
            <text:p>30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23524" calcext:value-type="float">
            <text:p>123524</text:p>
          </table:table-cell>
          <table:table-cell office:value-type="float" office:value="124927" calcext:value-type="float">
            <text:p>124927</text:p>
          </table:table-cell>
          <table:table-cell table:number-columns-repeated="5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_016148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15" table:default-cell-style-name="Default"/>
        <table:table-row table:style-name="ro3">
          <table:table-cell table:style-name="ce103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12"/>
        </table:table-row>
        <table:table-row table:style-name="ro6">
          <table:table-cell table:style-name="ce103" office:value-type="string" calcext:value-type="string">
            <text:p>NC_016148_1</text:p>
          </table:table-cell>
          <table:table-cell office:value-type="string" calcext:value-type="string">
            <text:p>GATTCAATCGAACCGATACGGAATGGAAA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316, 256379, 256439, 256501, 256564, 256625, 256687, 256752, 256819, 256883, 256947, 257014, 257079, 257140, 257203, 257267, 257335, 257403, 257470, 257533, 257597, 257665, 257727, 257792 </text:p>
          </table:table-cell>
          <table:table-cell table:number-columns-repeated="12"/>
        </table:table-row>
        <table:table-row table:style-name="ro6">
          <table:table-cell table:style-name="ce103" office:value-type="string" calcext:value-type="string">
            <text:p>NC_016148_2</text:p>
          </table:table-cell>
          <table:table-cell table:style-name="ce103" office:value-type="string" calcext:value-type="string">
            <text:p>GTTTTAGACCTTCCTATAAGGGATGGAAAC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79012, 279079, 279145, 279212, 279279, 279345, 279411, 279476, 279542, 279607, 279673, 279739, 279806, 279872, 279938, 280003, 280069, 280134, 280201, 280268, 280334, 280401, 280467, 280535, 280602, 280669, 280734, 280799, 280865, 280930, 280996, 281061, 281130, 281196, 281261, 281327, 281394, 281459, 281526, 281593, 281660, 281727, 281793, 281858, 281924, 281990</text:p>
          </table:table-cell>
          <table:table-cell table:number-columns-repeated="12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number of crispr</text:p>
          </table:table-cell>
          <table:table-cell office:value-type="string" calcext:value-type="string">
            <text:p>reported crispr</text:p>
          </table:table-cell>
          <table:table-cell table:number-columns-repeated="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election time</text:p>
          </table:table-cell>
          <table:table-cell office:value-type="string" calcext:value-type="string">
            <text:p>filtering time</text:p>
          </table:table-cell>
          <table:table-cell table:number-columns-repeated="15"/>
        </table:table-row>
        <table:table-row table:style-name="ro3">
          <table:table-cell office:value-type="float" office:value="105807" calcext:value-type="float">
            <text:p>105807</text:p>
          </table:table-cell>
          <table:table-cell office:value-type="float" office:value="44935" calcext:value-type="float">
            <text:p>44935</text:p>
          </table:table-cell>
          <table:table-cell table:formula="of:=([.B8]+[.A8])/60000" office:value-type="float" office:value="2.51236666666667" calcext:value-type="float">
            <text:p>2.5123666666666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uffix tree size</text:p>
          </table:table-cell>
          <table:table-cell office:value-type="string" calcext:value-type="string">
            <text:p>wavelet tree size</text:p>
          </table:table-cell>
          <table:table-cell office:value-type="string" calcext:value-type="string">
            <text:p>suffix array size</text:p>
          </table:table-cell>
          <table:table-cell office:value-type="string" calcext:value-type="string">
            <text:p>candidate list size</text:p>
          </table:table-cell>
          <table:table-cell office:value-type="string" calcext:value-type="string">
            <text:p>crispr list size</text:p>
          </table:table-cell>
          <table:table-cell table:number-columns-repeated="12"/>
        </table:table-row>
        <table:table-row table:style-name="ro3">
          <table:table-cell office:value-type="float" office:value="2995698" calcext:value-type="float">
            <text:p>2995698</text:p>
          </table:table-cell>
          <table:table-cell office:value-type="float" office:value="7699751" calcext:value-type="float">
            <text:p>7699751</text:p>
          </table:table-cell>
          <table:table-cell office:value-type="float" office:value="5165425" calcext:value-type="float">
            <text:p>5165425</text:p>
          </table:table-cell>
          <table:table-cell office:value-type="float" office:value="101040" calcext:value-type="float">
            <text:p>101040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3" table:number-rows-repeated="2">
          <table:table-cell table:number-columns-repeated="17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table:number-columns-repeated="1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56316" calcext:value-type="float">
            <text:p>256316</text:p>
          </table:table-cell>
          <table:table-cell office:value-type="float" office:value="257792" calcext:value-type="float">
            <text:p>257792</text:p>
          </table:table-cell>
          <table:table-cell table:number-columns-repeated="13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279012" calcext:value-type="float">
            <text:p>279012</text:p>
          </table:table-cell>
          <table:table-cell office:value-type="float" office:value="280930" calcext:value-type="float">
            <text:p>280930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81061" calcext:value-type="float">
            <text:p>281061</text:p>
          </table:table-cell>
          <table:table-cell office:value-type="float" office:value="281858" calcext:value-type="float">
            <text:p>281858</text:p>
          </table:table-cell>
          <table:table-cell table:number-columns-repeated="13"/>
        </table:table-row>
        <table:table-row table:style-name="ro3" table:number-rows-repeated="2">
          <table:table-cell table:number-columns-repeated="17"/>
        </table:table-row>
        <table:table-row table:style-name="ro3">
          <table:table-cell/>
          <table:table-cell table:style-name="ce104" office:value-type="string" calcext:value-type="string">
            <text:p>TP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/>
          <table:table-cell table:style-name="ce104" office:value-type="string" calcext:value-type="string">
            <text:p>PP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/>
          <table:table-cell table:style-name="ce104" office:value-type="string" calcext:value-type="string">
            <text:p>FP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/>
          <table:table-cell table:style-name="ce104" office:value-type="string" calcext:value-type="string">
            <text:p>precision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/>
          <table:table-cell table:style-name="ce104" office:value-type="string" calcext:value-type="string">
            <text:p>partial precision</text:p>
          </table:table-cell>
          <table:table-cell table:style-name="ce103" table:formula="of:=[.C23]/[.C23]"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partial recall</text:p>
          </table:table-cell>
          <table:table-cell table:formula="of:=2/2" office:value-type="float" office:value="1" calcext:value-type="float">
            <text:p>1</text:p>
          </table:table-cell>
          <table:table-cell table:number-columns-repeated="14"/>
        </table:table-row>
        <table:table-row table:style-name="ro3" table:number-rows-repeated="10">
          <table:table-cell table:number-columns-repeated="17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15"/>
        </table:table-row>
        <table:table-row table:style-name="ro3">
          <table:table-cell office:value-type="float" office:value="67399" calcext:value-type="float">
            <text:p>67399</text:p>
          </table:table-cell>
          <table:table-cell office:value-type="float" office:value="19899" calcext:value-type="float">
            <text:p>1989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office:value-type="string" calcext:value-type="string">
            <text:p>Total + partial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C_016148_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C_016148_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3">
          <table:table-cell/>
          <table:table-cell table:formula="of:=SUM([.B44:.B45])" office:value-type="float" office:value="70" calcext:value-type="float">
            <text:p>70</text:p>
          </table:table-cell>
          <table:table-cell table:number-columns-repeated="15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table:number-columns-repeated="13"/>
        </table:table-row>
        <table:table-row table:style-name="ro3">
          <table:table-cell office:value-type="float" office:value="24" calcext:value-type="float" table:number-columns-spanned="3" table:number-rows-spanned="1">
            <text:p>24</text:p>
          </table:table-cell>
          <table:covered-table-cell office:value-type="float" office:value="29" calcext:value-type="float">
            <text:p>29</text:p>
          </table:covered-table-cell>
          <table:covered-table-cell office:value-type="float" office:value="256316" calcext:value-type="float">
            <text:p>256316</text:p>
          </table:covered-table-cell>
          <table:table-cell office:value-type="float" office:value="257792" calcext:value-type="float">
            <text:p>25779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table:number-columns-repeated="3"/>
          <table:table-cell office:value-type="float" office:value="256316" calcext:value-type="float">
            <text:p>256316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table:number-columns-repeated="3"/>
          <table:table-cell office:value-type="float" office:value="257267" calcext:value-type="float">
            <text:p>2572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float" office:value="30" calcext:value-type="float" table:number-columns-spanned="3" table:number-rows-spanned="1">
            <text:p>30</text:p>
          </table:table-cell>
          <table:covered-table-cell office:value-type="float" office:value="30" calcext:value-type="float">
            <text:p>30</text:p>
          </table:covered-table-cell>
          <table:covered-table-cell office:value-type="float" office:value="279012" calcext:value-type="float">
            <text:p>279012</text:p>
          </table:covered-table-cell>
          <table:table-cell office:value-type="float" office:value="280930" calcext:value-type="float">
            <text:p>280930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1" calcext:value-type="float">
            <text:p>31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267" calcext:value-type="float">
            <text:p>257267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335" calcext:value-type="float">
            <text:p>257335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float" office:value="13" calcext:value-type="float" table:number-columns-spanned="3" table:number-rows-spanned="1">
            <text:p>13</text:p>
          </table:table-cell>
          <table:covered-table-cell office:value-type="float" office:value="30" calcext:value-type="float">
            <text:p>30</text:p>
          </table:covered-table-cell>
          <table:covered-table-cell office:value-type="float" office:value="281061" calcext:value-type="float">
            <text:p>281061</text:p>
          </table:covered-table-cell>
          <table:table-cell office:value-type="float" office:value="281858" calcext:value-type="float">
            <text:p>281858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403" calcext:value-type="float">
            <text:p>257403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597" calcext:value-type="float">
            <text:p>25759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29" calcext:value-type="float">
            <text:p>29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665" calcext:value-type="float">
            <text:p>25766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792" calcext:value-type="float">
            <text:p>257792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79012" calcext:value-type="float">
            <text:p>279012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467" calcext:value-type="float">
            <text:p>2804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535" calcext:value-type="float">
            <text:p>28053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930" calcext:value-type="float">
            <text:p>280930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130" calcext:value-type="float">
            <text:p>281130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858" calcext:value-type="float">
            <text:p>281858</text:p>
          </table:table-cell>
        </table:table-row>
        <table:table-row table:style-name="ro3">
          <table:table-cell table:number-columns-repeated="3"/>
          <table:table-cell table:formula="of:=SUM([.D49:.D61])" office:value-type="float" office:value="820625" calcext:value-type="float">
            <text:p>820625</text:p>
          </table:table-cell>
          <table:table-cell table:number-columns-repeated="13"/>
        </table:table-row>
        <table:table-row table:style-name="ro3">
          <table:table-cell table:number-columns-repeated="17"/>
        </table:table-row>
        <table:table-row table:style-name="ro3">
          <table:table-cell table:number-columns-repeated="3"/>
          <table:table-cell table:style-name="ce104" office:value-type="string" calcext:value-type="string">
            <text:p>TP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104" office:value-type="string" calcext:value-type="string">
            <text:p>PP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104" office:value-type="string" calcext:value-type="string">
            <text:p>FP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3"/>
          <table:table-cell table:style-name="ce104" office:value-type="string" calcext:value-type="string">
            <text:p>precision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2"/>
        </table:table-row>
        <table:table-row table:style-name="ro5">
          <table:table-cell table:number-columns-repeated="3"/>
          <table:table-cell table:style-name="ce104" office:value-type="string" calcext:value-type="string">
            <text:p>partial precision</text:p>
          </table:table-cell>
          <table:table-cell table:style-name="ce103" table:formula="of:=[.E65]/[.E65]" office:value-type="float" office:value="1" calcext:value-type="float">
            <text:p>1</text:p>
          </table:table-cell>
          <table:table-cell table:number-columns-repeated="12"/>
        </table:table-row>
        <table:table-row table:style-name="ro3">
          <table:table-cell table:number-columns-repeated="3"/>
          <table:table-cell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3"/>
          <table:table-cell office:value-type="string" calcext:value-type="string">
            <text:p>partial recall</text:p>
          </table:table-cell>
          <table:table-cell table:formula="of:=2/[.A40]" office:value-type="float" office:value="1" calcext:value-type="float">
            <text:p>1</text:p>
          </table:table-cell>
          <table:table-cell table:number-columns-repeated="12"/>
        </table:table-row>
      </table:table>
      <table:table table:name="NC_013124" table:style-name="ta1">
        <table:table-column table:style-name="co3" table:number-columns-repeated="14" table:default-cell-style-name="Default"/>
        <table:table-row table:style-name="ro3">
          <table:table-cell table:style-name="ce103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9"/>
        </table:table-row>
        <table:table-row table:style-name="ro7">
          <table:table-cell table:style-name="ce106" office:value-type="string" calcext:value-type="string">
            <text:p>NC_013124_2</text:p>
          </table:table-cell>
          <table:table-cell table:style-name="ce107" office:value-type="string" calcext:value-type="string">
            <text:p>GGATCACCCCCGCCTGCGCGGGGAGCAC</text:p>
          </table:table-cell>
          <table:table-cell table:number-columns-repeated="2" table:style-name="ce107" office:value-type="float" office:value="28" calcext:value-type="float">
            <text:p>28</text:p>
          </table:table-cell>
          <table:table-cell office:value-type="string" calcext:value-type="string">
            <text:p>996601, 996662, 996723, 996784, 996845, 996906, 996967, 997028, 997089, 997150, 997211, 997272, 997333, 997394, 997455, 997516, 997577, 997638, 997699, 997760, 997822, 997883, 997944, 998005, 998066, 998127, 998188, 998249</text:p>
          </table:table-cell>
          <table:table-cell table:number-columns-repeated="9"/>
        </table:table-row>
        <table:table-row table:style-name="ro7">
          <table:table-cell table:style-name="ce106" office:value-type="string" calcext:value-type="string">
            <text:p>NC_013124_3</text:p>
          </table:table-cell>
          <table:table-cell table:style-name="ce107" office:value-type="string" calcext:value-type="string">
            <text:p>GGATCACCCCCGCCTGCGCGGGGAGCAC</text:p>
          </table:table-cell>
          <table:table-cell table:style-name="ce107" office:value-type="float" office:value="28" calcext:value-type="float">
            <text:p>28</text:p>
          </table:table-cell>
          <table:table-cell table:style-name="ce107" office:value-type="float" office:value="41" calcext:value-type="float">
            <text:p>41</text:p>
          </table:table-cell>
          <table:table-cell office:value-type="string" calcext:value-type="string">
            <text:p>1000880, 1000941, 1001002, 1001063, 1001124, 1001185, 1001246, 1001307, 1001368, 1001429, 1001491, 1001552, 1001613, 1001674, 1001735, 1001796, 1001857, 1001918, 1001979, 1002040, 1002101, 1002162, 1002223, 1002284, 1002345, 1002406, 1002467, 1002528, 1002589, 1002650, 1002711, 1002772, 1002833, 1002894, 1002955, 1003016, 1003077, 1003138, 1003199, 1003260, 1003321</text:p>
          </table:table-cell>
          <table:table-cell table:number-columns-repeated="9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3"/>
          <table:table-cell table:style-name="ce104" office:value-type="string" calcext:value-type="string">
            <text:p>TP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float" office:value="71396" calcext:value-type="float">
            <text:p>71396</text:p>
          </table:table-cell>
          <table:table-cell office:value-type="float" office:value="34030" calcext:value-type="float">
            <text:p>34030</text:p>
          </table:table-cell>
          <table:table-cell table:formula="of:=([.B10]+[.A10])/60000" office:value-type="float" office:value="1.7571" calcext:value-type="float">
            <text:p>1.7571</text:p>
          </table:table-cell>
          <table:table-cell table:number-columns-repeated="2"/>
          <table:table-cell table:style-name="ce104"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/>
          <table:table-cell table:style-name="ce104"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C_013124_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precision</text:p>
          </table:table-cell>
          <table:table-cell table:formula="of:=1/[.B8]" office:value-type="float" office:value="0.1" calcext:value-type="float">
            <text:p>0.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NC_013124_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partial precision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7"/>
        </table:table-row>
        <table:table-row table:style-name="ro3">
          <table:table-cell/>
          <table:table-cell table:formula="of:=SUM([.B12:.B13])" office:value-type="float" office:value="69" calcext:value-type="float">
            <text:p>69</text:p>
          </table:table-cell>
          <table:table-cell table:number-columns-repeated="3"/>
          <table:table-cell table:style-name="ce104" office:value-type="string" calcext:value-type="string">
            <text:p>recall</text:p>
          </table:table-cell>
          <table:table-cell table:formula="of:=1/2" office:value-type="float" office:value="0.5" calcext:value-type="float">
            <text:p>0.5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04" office:value-type="string" calcext:value-type="string">
            <text:p>partial recall</text:p>
          </table:table-cell>
          <table:table-cell table:formula="of:=1/2" office:value-type="float" office:value="0.5" calcext:value-type="float">
            <text:p>0.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office:value-type="string" calcext:value-type="string">
            <text:p>total DR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44592" calcext:value-type="float">
            <text:p>444592</text:p>
          </table:table-cell>
          <table:table-cell office:value-type="float" office:value="444656" calcext:value-type="float">
            <text:p>444656</text:p>
          </table:table-cell>
          <table:table-cell table:formula="of:=[.D17]-[.C17]-[.B17]" office:value-type="float" office:value="35" calcext:value-type="float">
            <text:p>3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23786" calcext:value-type="float">
            <text:p>723786</text:p>
          </table:table-cell>
          <table:table-cell office:value-type="float" office:value="723840" calcext:value-type="float">
            <text:p>723840</text:p>
          </table:table-cell>
          <table:table-cell table:formula="of:=[.D18]-[.C18]-[.B18]"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96662" calcext:value-type="float">
            <text:p>996662</text:p>
          </table:table-cell>
          <table:table-cell office:value-type="float" office:value="998249" calcext:value-type="float">
            <text:p>998249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000880" calcext:value-type="float">
            <text:p>1000880</text:p>
          </table:table-cell>
          <table:table-cell office:value-type="float" office:value="1003321" calcext:value-type="float">
            <text:p>1003321</text:p>
          </table:table-cell>
          <table:table-cell table:number-columns-repeated="8"/>
          <table:table-cell office:value-type="string" calcext:value-type="string">
            <text:p>GGCTGGTGTGCCTAGGAGGGGATGGGTGCCTCC</text:p>
          </table:table-cell>
          <table:table-cell office:value-type="string" calcext:value-type="string">
            <text:p>CAGGTCCCCGCCCCTACCGGTTGGGGTAGGGACG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390443" calcext:value-type="float">
            <text:p>1390443</text:p>
          </table:table-cell>
          <table:table-cell office:value-type="float" office:value="1390507" calcext:value-type="float">
            <text:p>1390507</text:p>
          </table:table-cell>
          <table:table-cell table:formula="of:=[.D21]-[.C21]-[.B21]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GGCTGGTGTGCCTAGGAGGGGATGGGTGCCTCC</text:p>
          </table:table-cell>
          <table:table-cell office:value-type="string" calcext:value-type="string">
            <text:p>CAGGTCCCCGCCCCTACCGGTTGGGGTAGGGACG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460406" calcext:value-type="float">
            <text:p>1460406</text:p>
          </table:table-cell>
          <table:table-cell office:value-type="float" office:value="1460466" calcext:value-type="float">
            <text:p>1460466</text:p>
          </table:table-cell>
          <table:table-cell table:formula="of:=[.D22]-[.C22]-[.B22]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GGCTGGTGTGCCTAGGAGGGGATGGGTGCCTCC</text:p>
          </table:table-cell>
          <table:table-cell office:value-type="string" calcext:value-type="string">
            <text:p>CAGGTCCCCGCCCCTACCGGTTGGGGTAGGGACGG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16994" calcext:value-type="float">
            <text:p>1516994</text:p>
          </table:table-cell>
          <table:table-cell office:value-type="float" office:value="1517606" calcext:value-type="float">
            <text:p>1517606</text:p>
          </table:table-cell>
          <table:table-cell table:number-columns-repeated="8"/>
          <table:table-cell office:value-type="string" calcext:value-type="string">
            <text:p>GGCTGGTGTGCCTAGGAGGGGATGGGTGCCTCC</text:p>
          </table:table-cell>
          <table:table-cell office:value-type="string" calcext:value-type="string">
            <text:p>CAGGTCCCCGCCCCTACCGGTTGGGGTAGGGACG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70415" calcext:value-type="float">
            <text:p>1570415</text:p>
          </table:table-cell>
          <table:table-cell office:value-type="float" office:value="1570469" calcext:value-type="float">
            <text:p>1570469</text:p>
          </table:table-cell>
          <table:table-cell table:formula="of:=[.D24]-[.C24]-[.B24]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GGCTGGTGTGCCTAGGAGGGGATGGGTGCCTCC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72125" calcext:value-type="float">
            <text:p>1572125</text:p>
          </table:table-cell>
          <table:table-cell office:value-type="float" office:value="1572185" calcext:value-type="float">
            <text:p>1572185</text:p>
          </table:table-cell>
          <table:table-cell table:formula="of:=[.D25]-[.C25]-[.B25]"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42184" calcext:value-type="float">
            <text:p>1742184</text:p>
          </table:table-cell>
          <table:table-cell office:value-type="float" office:value="1742245" calcext:value-type="float">
            <text:p>1742245</text:p>
          </table:table-cell>
          <table:table-cell table:formula="of:=[.D26]-[.C26]-[.B26]" office:value-type="float" office:value="31" calcext:value-type="float">
            <text:p>31</text:p>
          </table:table-cell>
          <table:table-cell table:number-columns-repeated="9"/>
        </table:table-row>
      </table:table>
      <table:table table:name="NC_014392" table:style-name="ta1">
        <table:table-column table:style-name="co3" table:number-columns-repeated="2" table:default-cell-style-name="Default"/>
        <table:table-column table:style-name="co3" table:number-columns-repeated="3" table:default-cell-style-name="ce108"/>
        <table:table-column table:style-name="co3" table:number-columns-repeated="9" table:default-cell-style-name="Default"/>
        <table:table-row table:style-name="ro3">
          <table:table-cell table:style-name="ce103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table:style-name="Default" office:value-type="string" calcext:value-type="string">
            <text:p>largo</text:p>
          </table:table-cell>
          <table:table-cell table:style-name="Default" office:value-type="string" calcext:value-type="string">
            <text:p>repeats</text:p>
          </table:table-cell>
          <table:table-cell table:style-name="Default"/>
          <table:table-cell office:value-type="string" calcext:value-type="string">
            <text:p>posiciones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1</text:p>
          </table:table-cell>
          <table:table-cell table:style-name="ce103" office:value-type="string" calcext:value-type="string">
            <text:p>GTTTTATCTGAACTATGAGGGATGTAAAC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/>
          <table:table-cell office:value-type="string" calcext:value-type="string">
            <text:p>145343, 145410, 145476, 145541, 145608, 145675, 145741, 145807, 145873, 145939, 146003, 146068, 146134, 146200, 146266, 146332, 146398, 146464, 146531, 146599, 146665, 146732, 146797, 146861, 146928, 146993, 147058, 147123, 147189, 147255, 147321, 147387, 147453, 147518, 147584, 147650, 147716, 147780, 147845, 147911, 147977, 148041, 148107, 148174, 148240, 148306, 148372, 148438, 148502, 148568, 148633, 148699, 148766, 148833, 148900, 148966, 149033, 149099, 149165, 149232, 149298, 149363, 149428, 149494, 149559, 149624, 149689, 149754, 149820, 149885, 149951, 150018, 150084, 150150, 150216, 150278, 150345, 150411, 150477, 150543, 150610, 150677, 150743, 150809, 150876, 150939, 151006, 151071, 151137, 151203, 151269, 151335, 151401, 151467, 151535, 151601, 151668, 151733, 151799, 151867, 151933, 152001, 152067, 152133, 152200, 152266, 152332, 152399, 152465, 152531, 152597, 152663, 152730, 152795, 152862, 152927, 152991, 153058, 153122, 153189, 153254, 153319, 153385, 153450, 153516, 153581, 153646, 153711, 153777, 153842, 153907, 153972, 154038, 154103, 154168, 154234, 154299, 154365, 154431, 154497, 154563, 154629, 154694, 154760, 154825, 154891, 154956, 155022, 155087, 155153, 155218, 155283, 155349, 155415, 155481, 155547, 155614, 155680, 155746, 155812, 155878, 155944, 156009, 156075, 156140, 156206, 156271, 156336, 156402, 156468, 156535, 156602, 156668, 156734, 156801, 156866, 156932, 156999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2</text:p>
          </table:table-cell>
          <table:table-cell table:style-name="ce103" office:value-type="string" calcext:value-type="string">
            <text:p>GTTTTATCTGAACTATGAGGGATGTAAAC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157108, 157176, 157241, 157307, 157373, 157438, 157503, 157569, 157635, 157701, 157768, 157834, 157901, 157967, 158033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3</text:p>
          </table:table-cell>
          <table:table-cell table:style-name="ce103" office:value-type="string" calcext:value-type="string">
            <text:p>GTTTTATCTGAACTATGAGGGATGTAAAC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160079, 160145, 160211, 160277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4</text:p>
          </table:table-cell>
          <table:table-cell table:style-name="ce103" office:value-type="string" calcext:value-type="string">
            <text:p>GTTTGTAGCCTTCCA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office:value-type="string" calcext:value-type="string">
            <text:p>2433976, 2434043, 2434114, 2434180, 2434245, 2434311, 2434377, 2434444, 2434509, 2434578, 2434644, 2434712, 2434778, 2434844, 2434912, 2434980, 2435048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5</text:p>
          </table:table-cell>
          <table:table-cell table:style-name="ce104" office:value-type="string" calcext:value-type="string">
            <text:p> 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103" office:value-type="string" calcext:value-type="string">
            <text:p>2443408, 2443475 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6</text:p>
          </table:table-cell>
          <table:table-cell table:style-name="ce103" office:value-type="string" calcext:value-type="string">
            <text:p>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2449154, 2449219, 2449285, 2449351, 2449418, 2449486, 2449554, 2449621, 2449688, 2449756, 2449822, 2449888, 2449952, 2450018, 2450084, 2450150, 2450216, 2450282, 2450347, 2450415, 2450482, 2450550, 2450615, 2450679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7</text:p>
          </table:table-cell>
          <table:table-cell table:style-name="ce103" office:value-type="string" calcext:value-type="string">
            <text:p>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2460383, 2460448, 2460514, 2460579, 2460646, 2460711, 2460777, 2460845, 2460910, 2460977, 2461043, 2461109, 2461175, 2461243, 2461309, 2461375, 2461442, 2461510, 2461576, 2461642, 2461709, 2461777, 2461849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8</text:p>
          </table:table-cell>
          <table:table-cell table:style-name="ce103" office:value-type="string" calcext:value-type="string">
            <text:p>GTTTGTAGCCTCCCCTTTGGGGATTGAAAC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2464720, 2464789, 2464856, 2464924, 2464990, 2465058, 2465126, 2465193, 2465260, 2465326, 2465392, 2465459, 2465525, 2465591, 2465657, 2465723, 2465789, 2465855, 2465921, 2465987, 2466055, 2466120, 2466186, 2466251, 2466317, 2466383, 2466452, 2466520, 2466586, 2466650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9</text:p>
          </table:table-cell>
          <table:table-cell table:style-name="ce103" office:value-type="string" calcext:value-type="string">
            <text:p>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2477566, 2477631, 2477699, 2477767, 2477833, 2477899, 2477965, 2478033, 2478099, 2478165, 2478230, 2478296, 2478364, 2478430, 2478495, 2478559, 2478626, 2478694, 2478762, 2478828</text:p>
          </table:table-cell>
          <table:table-cell table:number-columns-repeated="8"/>
        </table:table-row>
        <table:table-row table:style-name="ro7">
          <table:table-cell table:style-name="ce53" office:value-type="string" calcext:value-type="string">
            <text:p>NC_014392_10</text:p>
          </table:table-cell>
          <table:table-cell table:style-name="ce103" office:value-type="string" calcext:value-type="string">
            <text:p>GTTTGTAGCCTCCCCTTTGGGGATTGAA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2486476, 2486542, 2486608, 2486676, 2486744, 2486810, 2486878</text:p>
          </table:table-cell>
          <table:table-cell table:number-columns-repeated="2"/>
          <table:table-cell table:style-name="ce103"/>
          <table:table-cell table:style-name="ce104"/>
          <table:table-cell table:style-name="ce103" table:number-columns-repeated="2"/>
          <table:table-cell table:style-name="ce105"/>
          <table:table-cell/>
        </table:table-row>
        <table:table-row table:style-name="ro3" table:number-rows-repeated="3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style-name="Default" office:value-type="string" calcext:value-type="string">
            <text:p>rep aggr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float" office:value="89970" calcext:value-type="float">
            <text:p>89970</text:p>
          </table:table-cell>
          <table:table-cell office:value-type="float" office:value="73882" calcext:value-type="float">
            <text:p>73882</text:p>
          </table:table-cell>
          <table:table-cell table:style-name="Default" table:formula="of:=([.B18]+[.A18])/60000" office:value-type="float" office:value="2.73086666666667" calcext:value-type="float">
            <text:p>2.73086666666667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table:style-name="Default" office:value-type="string" calcext:value-type="string">
            <text:p><text:s/>detected occs </text:p>
          </table:table-cell>
          <table:table-cell table:style-name="Default" office:value-type="string" calcext:value-type="string">
            <text:p><text:s/>partially detected occs </text:p>
          </table:table-cell>
          <table:table-cell table:style-name="Default"/>
          <table:table-cell office:value-type="string" calcext:value-type="string">
            <text:p>Total + partial</text:p>
          </table:table-cell>
          <table:table-cell/>
          <table:table-cell table:style-name="ce104" office:value-type="string" calcext:value-type="string">
            <text:p>T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office:value-type="string" calcext:value-type="string">
            <text:p>T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NC_014392_1</text:p>
          </table:table-cell>
          <table:table-cell office:value-type="float" office:value="178" calcext:value-type="float">
            <text:p>178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office:value-type="float" office:value="173" calcext:value-type="float">
            <text:p>173</text:p>
          </table:table-cell>
          <table:table-cell/>
          <table:table-cell table:style-name="ce104" office:value-type="string" calcext:value-type="string">
            <text:p>PP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104" office:value-type="string" calcext:value-type="string">
            <text:p>P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NC_014392_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/>
          <table:table-cell table:style-name="ce104"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NC_014392_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formula="of:=[.C22]+[.D22]" office:value-type="float" office:value="3" calcext:value-type="float">
            <text:p>3</text:p>
          </table:table-cell>
          <table:table-cell/>
          <table:table-cell table:style-name="ce104"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office:value-type="string" calcext:value-type="string">
            <text:p>precision</text:p>
          </table:table-cell>
          <table:table-cell table:formula="of:=1/16" office:value-type="float" office:value="0.0625" calcext:value-type="float">
            <text:p>0.0625</text:p>
          </table:table-cell>
          <table:table-cell/>
        </table:table-row>
        <table:table-row table:style-name="ro5">
          <table:table-cell office:value-type="string" calcext:value-type="string">
            <text:p>NC_014392_4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formula="of:=[.C23]+[.D23]" office:value-type="float" office:value="14" calcext:value-type="float">
            <text:p>14</text:p>
          </table:table-cell>
          <table:table-cell/>
          <table:table-cell table:style-name="ce104" office:value-type="string" calcext:value-type="string">
            <text:p>partial precision</text:p>
          </table:table-cell>
          <table:table-cell table:formula="of:=67/67" office:value-type="float" office:value="1" calcext:value-type="float">
            <text:p>1</text:p>
          </table:table-cell>
          <table:table-cell table:number-columns-repeated="2"/>
          <table:table-cell table:style-name="ce104" office:value-type="string" calcext:value-type="string">
            <text:p>partial precision</text:p>
          </table:table-cell>
          <table:table-cell table:formula="of:=14/16" office:value-type="float" office:value="0.875" calcext:value-type="float">
            <text:p>0.875</text:p>
          </table:table-cell>
          <table:table-cell/>
        </table:table-row>
        <table:table-row table:style-name="ro3">
          <table:table-cell office:value-type="string" calcext:value-type="string">
            <text:p>NC_014392_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formula="of:=[.C24]+[.D24]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office:value-type="string" calcext:value-type="string">
            <text:p>recall</text:p>
          </table:table-cell>
          <table:table-cell table:style-name="ce120" table:formula="of:=1/10" office:value-type="float" office:value="0.1" calcext:value-type="float">
            <text:p>0.1</text:p>
          </table:table-cell>
          <table:table-cell/>
        </table:table-row>
        <table:table-row table:style-name="ro3">
          <table:table-cell office:value-type="string" calcext:value-type="string">
            <text:p>NC_014392_6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formula="of:=[.C25]+[.D25]" office:value-type="float" office:value="15" calcext:value-type="float">
            <text:p>15</text:p>
          </table:table-cell>
          <table:table-cell/>
          <table:table-cell table:style-name="ce104" office:value-type="string" calcext:value-type="string">
            <text:p>partial recall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/>
          <table:table-cell table:style-name="ce104" office:value-type="string" calcext:value-type="string">
            <text:p>partial recall</text:p>
          </table:table-cell>
          <table:table-cell table:formula="of:=8/10" office:value-type="float" office:value="0.8" calcext:value-type="float">
            <text:p>0.8</text:p>
          </table:table-cell>
          <table:table-cell/>
        </table:table-row>
        <table:table-row table:style-name="ro3">
          <table:table-cell office:value-type="string" calcext:value-type="string">
            <text:p>NC_014392_7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formula="of:=[.C26]+[.D26]" office:value-type="float" office:value="17" calcext:value-type="float">
            <text:p>1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8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formula="of:=[.C27]+[.D27]" office:value-type="float" office:value="25" calcext:value-type="float">
            <text:p>2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9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formula="of:=[.C28]+[.D28]" office:value-type="float" office:value="7" calcext:value-type="float">
            <text:p>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4392_1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formula="of:=[.C29]+[.D29]"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/>
          <table:table-cell table:formula="of:=SUM([.B20:.B29])" office:value-type="float" office:value="320" calcext:value-type="float">
            <text:p>320</text:p>
          </table:table-cell>
          <table:table-cell table:style-name="Default" table:number-columns-repeated="3"/>
          <table:table-cell table:number-columns-repeated="9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table:style-name="Default" office:value-type="string" calcext:value-type="string">
            <text:p>Position of first DR</text:p>
          </table:table-cell>
          <table:table-cell table:style-name="Default" office:value-type="string" calcext:value-type="string">
            <text:p>Position of last DR</text:p>
          </table:table-cell>
          <table:table-cell table:style-name="Default"/>
          <table:table-cell office:value-type="string" calcext:value-type="string">
            <text:p>total DR</text:p>
          </table:table-cell>
          <table:table-cell table:number-columns-repeated="2"/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5475" calcext:value-type="float">
            <text:p>145475</text:p>
          </table:table-cell>
          <table:table-cell office:value-type="float" office:value="145674" calcext:value-type="float">
            <text:p>145674</text:p>
          </table:table-cell>
          <table:table-cell/>
          <table:table-cell table:formula="of:=SUM([.A34:.A88])-17" office:value-type="float" office:value="173" calcext:value-type="float">
            <text:p>173</text:p>
          </table:table-cell>
          <table:table-cell table:number-columns-repeated="2"/>
          <table:table-cell table:style-name="ce108" office:value-type="float" office:value="178" calcext:value-type="float">
            <text:p>178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145343" calcext:value-type="float">
            <text:p>145343</text:p>
          </table:table-cell>
          <table:table-cell table:style-name="ce108" office:value-type="float" office:value="156999" calcext:value-type="float">
            <text:p>156999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45675" calcext:value-type="float">
            <text:p>145675</text:p>
          </table:table-cell>
          <table:table-cell office:value-type="float" office:value="146464" calcext:value-type="float">
            <text:p>14646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57041" calcext:value-type="float">
            <text:p>157041</text:p>
          </table:table-cell>
          <table:table-cell office:value-type="float" office:value="157108" calcext:value-type="float">
            <text:p>15710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6464" calcext:value-type="float">
            <text:p>146464</text:p>
          </table:table-cell>
          <table:table-cell office:value-type="float" office:value="146531" calcext:value-type="float">
            <text:p>146531</text:p>
          </table:table-cell>
          <table:table-cell table:number-columns-repeated="4"/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float" office:value="157241" calcext:value-type="float">
            <text:p>157241</text:p>
          </table:table-cell>
          <table:table-cell table:style-name="ce118" office:value-type="float" office:value="157701" calcext:value-type="float">
            <text:p>15770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6599" calcext:value-type="float">
            <text:p>146599</text:p>
          </table:table-cell>
          <table:table-cell office:value-type="float" office:value="146797" calcext:value-type="float">
            <text:p>146797</text:p>
          </table:table-cell>
          <table:table-cell table:number-columns-repeated="4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float" office:value="157768" calcext:value-type="float">
            <text:p>157768</text:p>
          </table:table-cell>
          <table:table-cell table:style-name="ce118" office:value-type="float" office:value="157834" calcext:value-type="float">
            <text:p>15783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6797" calcext:value-type="float">
            <text:p>146797</text:p>
          </table:table-cell>
          <table:table-cell office:value-type="float" office:value="146861" calcext:value-type="float">
            <text:p>146861</text:p>
          </table:table-cell>
          <table:table-cell table:number-columns-repeated="4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float" office:value="157900" calcext:value-type="float">
            <text:p>157900</text:p>
          </table:table-cell>
          <table:table-cell table:style-name="ce118" office:value-type="float" office:value="157966" calcext:value-type="float">
            <text:p>15796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6861" calcext:value-type="float">
            <text:p>146861</text:p>
          </table:table-cell>
          <table:table-cell office:value-type="float" office:value="146928" calcext:value-type="float">
            <text:p>146928</text:p>
          </table:table-cell>
          <table:table-cell table:number-columns-repeated="4"/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160079" calcext:value-type="float">
            <text:p>160079</text:p>
          </table:table-cell>
          <table:table-cell table:style-name="ce109" office:value-type="float" office:value="160211" calcext:value-type="float">
            <text:p>1602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46928" calcext:value-type="float">
            <text:p>146928</text:p>
          </table:table-cell>
          <table:table-cell office:value-type="float" office:value="148107" calcext:value-type="float">
            <text:p>148107</text:p>
          </table:table-cell>
          <table:table-cell table:number-columns-repeated="4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1" calcext:value-type="float">
            <text:p>31</text:p>
          </table:table-cell>
          <table:table-cell table:style-name="ce111" office:value-type="float" office:value="2433976" calcext:value-type="float">
            <text:p>2433976</text:p>
          </table:table-cell>
          <table:table-cell table:style-name="ce111" office:value-type="float" office:value="2434043" calcext:value-type="float">
            <text:p>24340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48174" calcext:value-type="float">
            <text:p>148174</text:p>
          </table:table-cell>
          <table:table-cell office:value-type="float" office:value="148699" calcext:value-type="float">
            <text:p>148699</text:p>
          </table:table-cell>
          <table:table-cell table:number-columns-repeated="4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2434114" calcext:value-type="float">
            <text:p>2434114</text:p>
          </table:table-cell>
          <table:table-cell table:style-name="ce111" office:value-type="float" office:value="2434844" calcext:value-type="float">
            <text:p>243484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8766" calcext:value-type="float">
            <text:p>148766</text:p>
          </table:table-cell>
          <table:table-cell office:value-type="float" office:value="148833" calcext:value-type="float">
            <text:p>148833</text:p>
          </table:table-cell>
          <table:table-cell table:number-columns-repeated="4"/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2449154" calcext:value-type="float">
            <text:p>2449154</text:p>
          </table:table-cell>
          <table:table-cell table:style-name="ce119" office:value-type="float" office:value="2450550" calcext:value-type="float">
            <text:p>245055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8900" calcext:value-type="float">
            <text:p>148900</text:p>
          </table:table-cell>
          <table:table-cell office:value-type="float" office:value="148966" calcext:value-type="float">
            <text:p>148966</text:p>
          </table:table-cell>
          <table:table-cell table:number-columns-repeated="4"/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2460383" calcext:value-type="float">
            <text:p>2460383</text:p>
          </table:table-cell>
          <table:table-cell table:style-name="ce112" office:value-type="float" office:value="2461576" calcext:value-type="float">
            <text:p>246157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9033" calcext:value-type="float">
            <text:p>149033</text:p>
          </table:table-cell>
          <table:table-cell office:value-type="float" office:value="149165" calcext:value-type="float">
            <text:p>149165</text:p>
          </table:table-cell>
          <table:table-cell table:number-columns-repeated="4"/>
          <table:table-cell table:style-name="ce113" office:value-type="float" office:value="16" calcext:value-type="float">
            <text:p>16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2464720" calcext:value-type="float">
            <text:p>2464720</text:p>
          </table:table-cell>
          <table:table-cell table:style-name="ce113" office:value-type="float" office:value="2465723" calcext:value-type="float">
            <text:p>2465723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9232" calcext:value-type="float">
            <text:p>149232</text:p>
          </table:table-cell>
          <table:table-cell office:value-type="float" office:value="149951" calcext:value-type="float">
            <text:p>149951</text:p>
          </table:table-cell>
          <table:table-cell table:number-columns-repeated="4"/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2465855" calcext:value-type="float">
            <text:p>2465855</text:p>
          </table:table-cell>
          <table:table-cell table:style-name="ce113" office:value-type="float" office:value="2466586" calcext:value-type="float">
            <text:p>2466586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0018" calcext:value-type="float">
            <text:p>150018</text:p>
          </table:table-cell>
          <table:table-cell office:value-type="float" office:value="150278" calcext:value-type="float">
            <text:p>150278</text:p>
          </table:table-cell>
          <table:table-cell table:number-columns-repeated="4"/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66586" calcext:value-type="float">
            <text:p>2466586</text:p>
          </table:table-cell>
          <table:table-cell table:style-name="ce113" office:value-type="float" office:value="2466650" calcext:value-type="float">
            <text:p>246665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0345" calcext:value-type="float">
            <text:p>150345</text:p>
          </table:table-cell>
          <table:table-cell office:value-type="float" office:value="150543" calcext:value-type="float">
            <text:p>150543</text:p>
          </table:table-cell>
          <table:table-cell table:number-columns-repeated="4"/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2477566" calcext:value-type="float">
            <text:p>2477566</text:p>
          </table:table-cell>
          <table:table-cell table:style-name="ce114" office:value-type="float" office:value="2478762" calcext:value-type="float">
            <text:p>247876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0808" calcext:value-type="float">
            <text:p>150808</text:p>
          </table:table-cell>
          <table:table-cell office:value-type="float" office:value="151005" calcext:value-type="float">
            <text:p>151005</text:p>
          </table:table-cell>
          <table:table-cell table:number-columns-repeated="4"/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2486542" calcext:value-type="float">
            <text:p>2486542</text:p>
          </table:table-cell>
          <table:table-cell table:style-name="ce115" office:value-type="float" office:value="2486810" calcext:value-type="float">
            <text:p>24868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8"/>
          <table:table-cell table:style-name="ce115" table:number-columns-repeated="4"/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51006" calcext:value-type="float">
            <text:p>151006</text:p>
          </table:table-cell>
          <table:table-cell office:value-type="float" office:value="151467" calcext:value-type="float">
            <text:p>151467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1467" calcext:value-type="float">
            <text:p>151467</text:p>
          </table:table-cell>
          <table:table-cell office:value-type="float" office:value="151535" calcext:value-type="float">
            <text:p>151535</text:p>
          </table:table-cell>
          <table:table-cell table:number-columns-repeated="10"/>
        </table:table-row>
        <table:table-row table:style-name="ro3">
          <table:table-cell table:number-columns-repeated="9"/>
          <table:table-cell table:style-name="ce108" office:value-type="float" office:value="145343" calcext:value-type="float">
            <text:p>145343</text:p>
          </table:table-cell>
          <table:table-cell table:style-name="ce108" office:value-type="float" office:value="29" calcext:value-type="float">
            <text:p>29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51535" calcext:value-type="float">
            <text:p>151535</text:p>
          </table:table-cell>
          <table:table-cell office:value-type="float" office:value="151601" calcext:value-type="float">
            <text:p>151601</text:p>
          </table:table-cell>
          <table:table-cell table:number-columns-repeated="5"/>
          <table:table-cell office:value-type="float" office:value="157041" calcext:value-type="float">
            <text:p>15704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18" office:value-type="float" office:value="157241" calcext:value-type="float">
            <text:p>157241</text:p>
          </table:table-cell>
          <table:table-cell table:style-name="ce118"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1668" calcext:value-type="float">
            <text:p>151668</text:p>
          </table:table-cell>
          <table:table-cell office:value-type="float" office:value="151799" calcext:value-type="float">
            <text:p>151799</text:p>
          </table:table-cell>
          <table:table-cell table:number-columns-repeated="5"/>
          <table:table-cell table:style-name="ce118" office:value-type="float" office:value="157768" calcext:value-type="float">
            <text:p>157768</text:p>
          </table:table-cell>
          <table:table-cell table:style-name="ce118"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18" office:value-type="float" office:value="157900" calcext:value-type="float">
            <text:p>157900</text:p>
          </table:table-cell>
          <table:table-cell table:style-name="ce118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51867" calcext:value-type="float">
            <text:p>151867</text:p>
          </table:table-cell>
          <table:table-cell office:value-type="float" office:value="151933" calcext:value-type="float">
            <text:p>151933</text:p>
          </table:table-cell>
          <table:table-cell table:number-columns-repeated="5"/>
          <table:table-cell table:style-name="ce109" office:value-type="float" office:value="160079" calcext:value-type="float">
            <text:p>160079</text:p>
          </table:table-cell>
          <table:table-cell table:style-name="ce109" office:value-type="float" office:value="29" calcext:value-type="float">
            <text:p>29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11" office:value-type="float" office:value="2433976" calcext:value-type="float">
            <text:p>2433976</text:p>
          </table:table-cell>
          <table:table-cell table:style-name="ce111" office:value-type="float" office:value="31" calcext:value-type="float">
            <text:p>31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2001" calcext:value-type="float">
            <text:p>152001</text:p>
          </table:table-cell>
          <table:table-cell office:value-type="float" office:value="152133" calcext:value-type="float">
            <text:p>152133</text:p>
          </table:table-cell>
          <table:table-cell table:number-columns-repeated="5"/>
          <table:table-cell table:style-name="ce111" office:value-type="float" office:value="2434114" calcext:value-type="float">
            <text:p>2434114</text:p>
          </table:table-cell>
          <table:table-cell table:style-name="ce111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19" office:value-type="float" office:value="2449154" calcext:value-type="float">
            <text:p>2449154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2133" calcext:value-type="float">
            <text:p>152133</text:p>
          </table:table-cell>
          <table:table-cell office:value-type="float" office:value="152200" calcext:value-type="float">
            <text:p>152200</text:p>
          </table:table-cell>
          <table:table-cell table:number-columns-repeated="5"/>
          <table:table-cell table:style-name="ce112" office:value-type="float" office:value="2460383" calcext:value-type="float">
            <text:p>2460383</text:p>
          </table:table-cell>
          <table:table-cell table:style-name="ce112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13" office:value-type="float" office:value="2464720" calcext:value-type="float">
            <text:p>2464720</text:p>
          </table:table-cell>
          <table:table-cell table:style-name="ce113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2200" calcext:value-type="float">
            <text:p>152200</text:p>
          </table:table-cell>
          <table:table-cell office:value-type="float" office:value="152332" calcext:value-type="float">
            <text:p>152332</text:p>
          </table:table-cell>
          <table:table-cell table:number-columns-repeated="5"/>
          <table:table-cell table:style-name="ce113" office:value-type="float" office:value="2465855" calcext:value-type="float">
            <text:p>2465855</text:p>
          </table:table-cell>
          <table:table-cell table:style-name="ce113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13" office:value-type="float" office:value="2466586" calcext:value-type="float">
            <text:p>2466586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2399" calcext:value-type="float">
            <text:p>152399</text:p>
          </table:table-cell>
          <table:table-cell office:value-type="float" office:value="152663" calcext:value-type="float">
            <text:p>152663</text:p>
          </table:table-cell>
          <table:table-cell table:number-columns-repeated="5"/>
          <table:table-cell table:style-name="ce114" office:value-type="float" office:value="2477566" calcext:value-type="float">
            <text:p>2477566</text:p>
          </table:table-cell>
          <table:table-cell table:style-name="ce114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115" office:value-type="float" office:value="2486542" calcext:value-type="float">
            <text:p>2486542</text:p>
          </table:table-cell>
          <table:table-cell table:style-name="ce115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730" calcext:value-type="float">
            <text:p>152730</text:p>
          </table:table-cell>
          <table:table-cell office:value-type="float" office:value="152927" calcext:value-type="float">
            <text:p>152927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2927" calcext:value-type="float">
            <text:p>152927</text:p>
          </table:table-cell>
          <table:table-cell office:value-type="float" office:value="152991" calcext:value-type="float">
            <text:p>152991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3058" calcext:value-type="float">
            <text:p>153058</text:p>
          </table:table-cell>
          <table:table-cell office:value-type="float" office:value="153122" calcext:value-type="float">
            <text:p>153122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3122" calcext:value-type="float">
            <text:p>153122</text:p>
          </table:table-cell>
          <table:table-cell office:value-type="float" office:value="153189" calcext:value-type="float">
            <text:p>153189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53189" calcext:value-type="float">
            <text:p>153189</text:p>
          </table:table-cell>
          <table:table-cell office:value-type="float" office:value="155547" calcext:value-type="float">
            <text:p>155547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5614" calcext:value-type="float">
            <text:p>155614</text:p>
          </table:table-cell>
          <table:table-cell office:value-type="float" office:value="156468" calcext:value-type="float">
            <text:p>156468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6534" calcext:value-type="float">
            <text:p>156534</text:p>
          </table:table-cell>
          <table:table-cell office:value-type="float" office:value="156601" calcext:value-type="float">
            <text:p>156601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6602" calcext:value-type="float">
            <text:p>156602</text:p>
          </table:table-cell>
          <table:table-cell office:value-type="float" office:value="156734" calcext:value-type="float">
            <text:p>156734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6734" calcext:value-type="float">
            <text:p>156734</text:p>
          </table:table-cell>
          <table:table-cell office:value-type="float" office:value="156801" calcext:value-type="float">
            <text:p>156801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6801" calcext:value-type="float">
            <text:p>156801</text:p>
          </table:table-cell>
          <table:table-cell office:value-type="float" office:value="156932" calcext:value-type="float">
            <text:p>156932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6932" calcext:value-type="float">
            <text:p>156932</text:p>
          </table:table-cell>
          <table:table-cell office:value-type="float" office:value="156999" calcext:value-type="float">
            <text:p>156999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09" office:value-type="float" office:value="157240" calcext:value-type="float">
            <text:p>157240</text:p>
          </table:table-cell>
          <table:table-cell table:style-name="ce109" office:value-type="float" office:value="157372" calcext:value-type="float">
            <text:p>157372</text:p>
          </table:table-cell>
          <table:table-cell table:style-name="ce109"/>
          <table:table-cell table:formula="of:=SUM([.A90:.A96])" office:value-type="float" office:value="11" calcext:value-type="float">
            <text:p>11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09" table:number-columns-repeated="3"/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109" office:value-type="float" office:value="157503" calcext:value-type="float">
            <text:p>157503</text:p>
          </table:table-cell>
          <table:table-cell table:style-name="ce109" office:value-type="float" office:value="157701" calcext:value-type="float">
            <text:p>157701</text:p>
          </table:table-cell>
          <table:table-cell table:style-name="ce109"/>
          <table:table-cell table:number-columns-repeated="9"/>
        </table:table-row>
        <table:table-row table:style-name="ro3">
          <table:table-cell table:number-columns-repeated="2"/>
          <table:table-cell table:style-name="ce109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109" office:value-type="float" office:value="157768" calcext:value-type="float">
            <text:p>157768</text:p>
          </table:table-cell>
          <table:table-cell table:style-name="ce109" office:value-type="float" office:value="157834" calcext:value-type="float">
            <text:p>157834</text:p>
          </table:table-cell>
          <table:table-cell table:style-name="ce109"/>
          <table:table-cell table:number-columns-repeated="9"/>
        </table:table-row>
        <table:table-row table:style-name="ro3">
          <table:table-cell table:number-columns-repeated="2"/>
          <table:table-cell table:style-name="ce109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109" office:value-type="float" office:value="157900" calcext:value-type="float">
            <text:p>157900</text:p>
          </table:table-cell>
          <table:table-cell table:style-name="ce109" office:value-type="float" office:value="157966" calcext:value-type="float">
            <text:p>157966</text:p>
          </table:table-cell>
          <table:table-cell table:style-name="ce109"/>
          <table:table-cell table:number-columns-repeated="9"/>
        </table:table-row>
        <table:table-row table:style-name="ro3">
          <table:table-cell table:number-columns-repeated="2"/>
          <table:table-cell table:style-name="ce110" table:number-columns-repeated="3"/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111" office:value-type="float" office:value="160079" calcext:value-type="float">
            <text:p>160079</text:p>
          </table:table-cell>
          <table:table-cell table:style-name="ce111" office:value-type="float" office:value="160211" calcext:value-type="float">
            <text:p>160211</text:p>
          </table:table-cell>
          <table:table-cell table:style-name="ce111"/>
          <table:table-cell table:number-columns-repeated="9"/>
        </table:table-row>
        <table:table-row table:style-name="ro3">
          <table:table-cell table:number-columns-repeated="2"/>
          <table:table-cell table:style-name="ce110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112" office:value-type="float" office:value="2433976" calcext:value-type="float">
            <text:p>2433976</text:p>
          </table:table-cell>
          <table:table-cell table:style-name="ce112" office:value-type="float" office:value="2434043" calcext:value-type="float">
            <text:p>2434043</text:p>
          </table:table-cell>
          <table:table-cell table:style-name="ce112"/>
          <table:table-cell table:number-columns-repeated="9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float" office:value="2434114" calcext:value-type="float">
            <text:p>2434114</text:p>
          </table:table-cell>
          <table:table-cell table:style-name="ce112" office:value-type="float" office:value="2434509" calcext:value-type="float">
            <text:p>2434509</text:p>
          </table:table-cell>
          <table:table-cell table:style-name="ce112"/>
          <table:table-cell table:number-columns-repeated="9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112" office:value-type="float" office:value="2434578" calcext:value-type="float">
            <text:p>2434578</text:p>
          </table:table-cell>
          <table:table-cell table:style-name="ce112" office:value-type="float" office:value="2434644" calcext:value-type="float">
            <text:p>2434644</text:p>
          </table:table-cell>
          <table:table-cell table:style-name="ce112"/>
          <table:table-cell table:number-columns-repeated="9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12" office:value-type="float" office:value="2434712" calcext:value-type="float">
            <text:p>2434712</text:p>
          </table:table-cell>
          <table:table-cell table:style-name="ce112" office:value-type="float" office:value="2434844" calcext:value-type="float">
            <text:p>2434844</text:p>
          </table:table-cell>
          <table:table-cell table:style-name="ce112"/>
          <table:table-cell table:number-columns-repeated="9"/>
        </table:table-row>
        <table:table-row table:style-name="ro3">
          <table:table-cell table:number-columns-repeated="2"/>
          <table:table-cell table:style-name="ce110" table:number-columns-repeated="3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3" office:value-type="float" office:value="2449154" calcext:value-type="float">
            <text:p>2449154</text:p>
          </table:table-cell>
          <table:table-cell table:style-name="ce113" office:value-type="float" office:value="2449418" calcext:value-type="float">
            <text:p>2449418</text:p>
          </table:table-cell>
          <table:table-cell table:style-name="ce113"/>
          <table:table-cell table:number-columns-repeated="9"/>
        </table:table-row>
        <table:table-row table:style-name="ro3">
          <table:table-cell table:number-columns-repeated="2"/>
          <table:table-cell table:style-name="ce113" table:number-columns-repeated="3"/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113" office:value-type="float" office:value="2449553" calcext:value-type="float">
            <text:p>2449553</text:p>
          </table:table-cell>
          <table:table-cell table:style-name="ce113" office:value-type="float" office:value="2449687" calcext:value-type="float">
            <text:p>2449687</text:p>
          </table:table-cell>
          <table:table-cell table:style-name="ce113"/>
          <table:table-cell table:number-columns-repeated="9"/>
        </table:table-row>
        <table:table-row table:style-name="ro3">
          <table:table-cell table:number-columns-repeated="2"/>
          <table:table-cell table:style-name="ce113" table:number-columns-repeated="3"/>
          <table:table-cell table:number-columns-repeated="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13" office:value-type="float" office:value="2449756" calcext:value-type="float">
            <text:p>2449756</text:p>
          </table:table-cell>
          <table:table-cell table:style-name="ce113" office:value-type="float" office:value="2450347" calcext:value-type="float">
            <text:p>2450347</text:p>
          </table:table-cell>
          <table:table-cell table:style-name="ce113"/>
          <table:table-cell table:number-columns-repeated="9"/>
        </table:table-row>
        <table:table-row table:style-name="ro3">
          <table:table-cell table:number-columns-repeated="2"/>
          <table:table-cell table:style-name="ce113" table:number-columns-repeated="3"/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113" office:value-type="float" office:value="2450415" calcext:value-type="float">
            <text:p>2450415</text:p>
          </table:table-cell>
          <table:table-cell table:style-name="ce113" office:value-type="float" office:value="2450550" calcext:value-type="float">
            <text:p>2450550</text:p>
          </table:table-cell>
          <table:table-cell table:style-name="ce113"/>
          <table:table-cell table:number-columns-repeated="9"/>
        </table:table-row>
        <table:table-row table:style-name="ro3">
          <table:table-cell table:number-columns-repeated="2"/>
          <table:table-cell table:style-name="ce110" table:number-columns-repeated="3"/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4" office:value-type="float" office:value="2460383" calcext:value-type="float">
            <text:p>2460383</text:p>
          </table:table-cell>
          <table:table-cell table:style-name="ce114" office:value-type="float" office:value="2460777" calcext:value-type="float">
            <text:p>2460777</text:p>
          </table:table-cell>
          <table:table-cell table:style-name="ce114"/>
          <table:table-cell table:number-columns-repeated="9"/>
        </table:table-row>
        <table:table-row table:style-name="ro3">
          <table:table-cell table:number-columns-repeated="2"/>
          <table:table-cell table:style-name="ce114" table:number-columns-repeated="3"/>
          <table:table-cell table:number-columns-repeated="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14" office:value-type="float" office:value="2460845" calcext:value-type="float">
            <text:p>2460845</text:p>
          </table:table-cell>
          <table:table-cell table:style-name="ce114" office:value-type="float" office:value="2461175" calcext:value-type="float">
            <text:p>2461175</text:p>
          </table:table-cell>
          <table:table-cell table:style-name="ce114"/>
          <table:table-cell table:number-columns-repeated="9"/>
        </table:table-row>
        <table:table-row table:style-name="ro3">
          <table:table-cell table:number-columns-repeated="2"/>
          <table:table-cell table:style-name="ce114" table:number-columns-repeated="3"/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14" office:value-type="float" office:value="2461243" calcext:value-type="float">
            <text:p>2461243</text:p>
          </table:table-cell>
          <table:table-cell table:style-name="ce114" office:value-type="float" office:value="2461442" calcext:value-type="float">
            <text:p>2461442</text:p>
          </table:table-cell>
          <table:table-cell table:style-name="ce114"/>
          <table:table-cell table:number-columns-repeated="9"/>
        </table:table-row>
        <table:table-row table:style-name="ro3">
          <table:table-cell table:number-columns-repeated="2"/>
          <table:table-cell table:style-name="ce114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114" office:value-type="float" office:value="2461510" calcext:value-type="float">
            <text:p>2461510</text:p>
          </table:table-cell>
          <table:table-cell table:style-name="ce114" office:value-type="float" office:value="2461576" calcext:value-type="float">
            <text:p>2461576</text:p>
          </table:table-cell>
          <table:table-cell table:style-name="ce114"/>
          <table:table-cell table:number-columns-repeated="9"/>
        </table:table-row>
        <table:table-row table:style-name="ro3">
          <table:table-cell table:number-columns-repeated="2"/>
          <table:table-cell table:style-name="ce114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115" office:value-type="float" office:value="2464788" calcext:value-type="float">
            <text:p>2464788</text:p>
          </table:table-cell>
          <table:table-cell table:style-name="ce115" office:value-type="float" office:value="2464855" calcext:value-type="float">
            <text:p>2464855</text:p>
          </table:table-cell>
          <table:table-cell table:style-name="ce115"/>
          <table:table-cell table:number-columns-repeated="9"/>
        </table:table-row>
        <table:table-row table:style-name="ro3">
          <table:table-cell table:number-columns-repeated="2"/>
          <table:table-cell table:style-name="ce115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115" office:value-type="float" office:value="2464856" calcext:value-type="float">
            <text:p>2464856</text:p>
          </table:table-cell>
          <table:table-cell table:style-name="ce115" office:value-type="float" office:value="2464924" calcext:value-type="float">
            <text:p>2464924</text:p>
          </table:table-cell>
          <table:table-cell table:style-name="ce115"/>
          <table:table-cell table:number-columns-repeated="9"/>
        </table:table-row>
        <table:table-row table:style-name="ro3">
          <table:table-cell table:number-columns-repeated="2"/>
          <table:table-cell table:style-name="ce115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115" office:value-type="float" office:value="2464924" calcext:value-type="float">
            <text:p>2464924</text:p>
          </table:table-cell>
          <table:table-cell table:style-name="ce115" office:value-type="float" office:value="2464990" calcext:value-type="float">
            <text:p>2464990</text:p>
          </table:table-cell>
          <table:table-cell table:style-name="ce115"/>
          <table:table-cell table:number-columns-repeated="9"/>
        </table:table-row>
        <table:table-row table:style-name="ro3">
          <table:table-cell table:number-columns-repeated="2"/>
          <table:table-cell table:style-name="ce115" table:number-columns-repeated="3"/>
          <table:table-cell table:number-columns-repeated="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15" office:value-type="float" office:value="2465126" calcext:value-type="float">
            <text:p>2465126</text:p>
          </table:table-cell>
          <table:table-cell table:style-name="ce115" office:value-type="float" office:value="2465723" calcext:value-type="float">
            <text:p>2465723</text:p>
          </table:table-cell>
          <table:table-cell table:style-name="ce115"/>
          <table:table-cell table:number-columns-repeated="9"/>
        </table:table-row>
        <table:table-row table:style-name="ro3">
          <table:table-cell table:number-columns-repeated="2"/>
          <table:table-cell table:style-name="ce115" table:number-columns-repeated="3"/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15" office:value-type="float" office:value="2465855" calcext:value-type="float">
            <text:p>2465855</text:p>
          </table:table-cell>
          <table:table-cell table:style-name="ce115" office:value-type="float" office:value="2465987" calcext:value-type="float">
            <text:p>2465987</text:p>
          </table:table-cell>
          <table:table-cell table:style-name="ce115"/>
          <table:table-cell table:number-columns-repeated="9"/>
        </table:table-row>
        <table:table-row table:style-name="ro3">
          <table:table-cell table:number-columns-repeated="2"/>
          <table:table-cell table:style-name="ce115" table:number-columns-repeated="3"/>
          <table:table-cell table:number-columns-repeated="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15" office:value-type="float" office:value="2466055" calcext:value-type="float">
            <text:p>2466055</text:p>
          </table:table-cell>
          <table:table-cell table:style-name="ce115" office:value-type="float" office:value="2466383" calcext:value-type="float">
            <text:p>2466383</text:p>
          </table:table-cell>
          <table:table-cell table:style-name="ce115"/>
          <table:table-cell table:number-columns-repeated="9"/>
        </table:table-row>
        <table:table-row table:style-name="ro3">
          <table:table-cell table:number-columns-repeated="2"/>
          <table:table-cell table:style-name="ce115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115" office:value-type="float" office:value="2466520" calcext:value-type="float">
            <text:p>2466520</text:p>
          </table:table-cell>
          <table:table-cell table:style-name="ce115" office:value-type="float" office:value="2466586" calcext:value-type="float">
            <text:p>2466586</text:p>
          </table:table-cell>
          <table:table-cell table:style-name="ce115"/>
          <table:table-cell table:number-columns-repeated="9"/>
        </table:table-row>
        <table:table-row table:style-name="ro3">
          <table:table-cell table:number-columns-repeated="2"/>
          <table:table-cell table:style-name="ce115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115" office:value-type="float" office:value="2466586" calcext:value-type="float">
            <text:p>2466586</text:p>
          </table:table-cell>
          <table:table-cell table:style-name="ce115" office:value-type="float" office:value="2466650" calcext:value-type="float">
            <text:p>2466650</text:p>
          </table:table-cell>
          <table:table-cell table:style-name="ce115"/>
          <table:table-cell table:number-columns-repeated="9"/>
        </table:table-row>
        <table:table-row table:style-name="ro3">
          <table:table-cell table:number-columns-repeated="2"/>
          <table:table-cell table:style-name="ce116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116" office:value-type="float" office:value="2477565" calcext:value-type="float">
            <text:p>2477565</text:p>
          </table:table-cell>
          <table:table-cell table:style-name="ce116" office:value-type="float" office:value="2477630" calcext:value-type="float">
            <text:p>2477630</text:p>
          </table:table-cell>
          <table:table-cell table:style-name="ce116"/>
          <table:table-cell table:number-columns-repeated="9"/>
        </table:table-row>
        <table:table-row table:style-name="ro3">
          <table:table-cell table:number-columns-repeated="2"/>
          <table:table-cell table:style-name="ce116" table:number-columns-repeated="3"/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116" office:value-type="float" office:value="2477631" calcext:value-type="float">
            <text:p>2477631</text:p>
          </table:table-cell>
          <table:table-cell table:style-name="ce116" office:value-type="float" office:value="2477767" calcext:value-type="float">
            <text:p>2477767</text:p>
          </table:table-cell>
          <table:table-cell table:style-name="ce116"/>
          <table:table-cell table:number-columns-repeated="9"/>
        </table:table-row>
        <table:table-row table:style-name="ro3">
          <table:table-cell table:number-columns-repeated="2"/>
          <table:table-cell table:style-name="ce116" table:number-columns-repeated="3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116" office:value-type="float" office:value="2477833" calcext:value-type="float">
            <text:p>2477833</text:p>
          </table:table-cell>
          <table:table-cell table:style-name="ce116" office:value-type="float" office:value="2478099" calcext:value-type="float">
            <text:p>2478099</text:p>
          </table:table-cell>
          <table:table-cell table:style-name="ce116"/>
          <table:table-cell table:number-columns-repeated="9"/>
        </table:table-row>
        <table:table-row table:style-name="ro3">
          <table:table-cell table:number-columns-repeated="2"/>
          <table:table-cell table:style-name="ce116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116" office:value-type="float" office:value="2478167" calcext:value-type="float">
            <text:p>2478167</text:p>
          </table:table-cell>
          <table:table-cell table:style-name="ce116" office:value-type="float" office:value="2478232" calcext:value-type="float">
            <text:p>2478232</text:p>
          </table:table-cell>
          <table:table-cell table:style-name="ce116"/>
          <table:table-cell table:number-columns-repeated="9"/>
        </table:table-row>
        <table:table-row table:style-name="ro3">
          <table:table-cell table:number-columns-repeated="2"/>
          <table:table-cell table:style-name="ce116" table:number-columns-repeated="3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6" office:value-type="float" office:value="2478364" calcext:value-type="float">
            <text:p>2478364</text:p>
          </table:table-cell>
          <table:table-cell table:style-name="ce116" office:value-type="float" office:value="2478626" calcext:value-type="float">
            <text:p>2478626</text:p>
          </table:table-cell>
          <table:table-cell table:style-name="ce116"/>
          <table:table-cell table:number-columns-repeated="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117" office:value-type="float" office:value="2486479" calcext:value-type="float">
            <text:p>2486479</text:p>
          </table:table-cell>
          <table:table-cell table:style-name="ce117" office:value-type="float" office:value="2486545" calcext:value-type="float">
            <text:p>2486545</text:p>
          </table:table-cell>
          <table:table-cell table:style-name="ce117"/>
          <table:table-cell table:number-columns-repeated="9"/>
        </table:table-row>
        <table:table-row table:style-name="ro3">
          <table:table-cell table:number-columns-repeated="2"/>
          <table:table-cell table:style-name="ce117" table:number-columns-repeated="3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7" office:value-type="float" office:value="2486742" calcext:value-type="float">
            <text:p>2486742</text:p>
          </table:table-cell>
          <table:table-cell table:style-name="ce117" office:value-type="float" office:value="2486808" calcext:value-type="float">
            <text:p>2486808</text:p>
          </table:table-cell>
          <table:table-cell table:style-name="ce117"/>
          <table:table-cell table:number-columns-repeated="9"/>
        </table:table-row>
      </table:table>
      <table:table table:name="NC_006513" table:style-name="ta1">
        <table:table-column table:style-name="co3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3" table:default-cell-style-name="ce104"/>
        <table:table-column table:style-name="co3" table:number-columns-repeated="2" table:default-cell-style-name="ce103"/>
        <table:table-column table:style-name="co3" table:default-cell-style-name="ce105"/>
        <table:table-column table:style-name="co3" table:number-columns-repeated="5" table:default-cell-style-name="Default"/>
        <table:table-row table:style-name="ro3">
          <table:table-cell table:style-name="ce103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3"/>
          <table:table-cell table:style-name="Default" table:number-columns-repeated="2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Nc_006513_1</text:p>
          </table:table-cell>
          <table:table-cell table:style-name="ce103" office:value-type="string" calcext:value-type="string">
            <text:p>GTTTCAATCCACGCCCCCCGTCACCGAGGGGCGATGC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2"/>
          <table:table-cell office:value-type="float" office:value="1941465" calcext:value-type="float">
            <text:p>1941465</text:p>
          </table:table-cell>
          <table:table-cell table:style-name="ce103" office:value-type="float" office:value="1948501" calcext:value-type="float">
            <text:p>1948501</text:p>
          </table:table-cell>
          <table:table-cell table:style-name="ce103" office:value-type="float" office:value="1952604" calcext:value-type="float">
            <text:p>1952604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8">
          <table:table-cell office:value-type="string" calcext:value-type="string">
            <text:p>Nc_006513_2</text:p>
          </table:table-cell>
          <table:table-cell table:style-name="ce103" office:value-type="string" calcext:value-type="string">
            <text:p>GTTTCAATCCACGCCCCCCGTCACCGAGGGGCGATGC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office:value-type="float" office:value="1941537" calcext:value-type="float">
            <text:p>1941537</text:p>
          </table:table-cell>
          <table:table-cell table:style-name="ce103" office:value-type="float" office:value="1948574" calcext:value-type="float">
            <text:p>1948574</text:p>
          </table:table-cell>
          <table:table-cell table:style-name="ce103" office:value-type="float" office:value="1952678" calcext:value-type="float">
            <text:p>1952678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8">
          <table:table-cell office:value-type="string" calcext:value-type="string">
            <text:p>Nc_006513_3</text:p>
          </table:table-cell>
          <table:table-cell table:style-name="ce103" office:value-type="string" calcext:value-type="string">
            <text:p>GTTTCAATCCACGCCCCCCGTCACCGAGGGGCGATGC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 table:number-columns-repeated="2"/>
          <table:table-cell office:value-type="float" office:value="1941609" calcext:value-type="float">
            <text:p>1941609</text:p>
          </table:table-cell>
          <table:table-cell table:style-name="ce103" office:value-type="float" office:value="1948646" calcext:value-type="float">
            <text:p>1948646</text:p>
          </table:table-cell>
          <table:table-cell table:style-name="ce103" office:value-type="float" office:value="1952749" calcext:value-type="float">
            <text:p>1952749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table:number-columns-repeated="10"/>
          <table:table-cell office:value-type="float" office:value="1941680" calcext:value-type="float">
            <text:p>1941680</text:p>
          </table:table-cell>
          <table:table-cell table:style-name="ce103" office:value-type="float" office:value="1948717" calcext:value-type="float">
            <text:p>1948717</text:p>
          </table:table-cell>
          <table:table-cell table:style-name="ce103" office:value-type="float" office:value="1952821" calcext:value-type="float">
            <text:p>1952821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string" calcext:value-type="string">
            <text:p>number of crispr</text:p>
          </table:table-cell>
          <table:table-cell office:value-type="string" calcext:value-type="string">
            <text:p>reported crispr</text:p>
          </table:table-cell>
          <table:table-cell table:number-columns-repeated="8"/>
          <table:table-cell office:value-type="float" office:value="1941754" calcext:value-type="float">
            <text:p>1941754</text:p>
          </table:table-cell>
          <table:table-cell table:style-name="ce103" office:value-type="float" office:value="1948788" calcext:value-type="float">
            <text:p>1948788</text:p>
          </table:table-cell>
          <table:table-cell table:style-name="ce103" office:value-type="float" office:value="1952893" calcext:value-type="float">
            <text:p>1952893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941827" calcext:value-type="float">
            <text:p>1941827</text:p>
          </table:table-cell>
          <table:table-cell table:style-name="ce103" office:value-type="float" office:value="1948859" calcext:value-type="float">
            <text:p>1948859</text:p>
          </table:table-cell>
          <table:table-cell table:style-name="ce103" office:value-type="float" office:value="1952965" calcext:value-type="float">
            <text:p>1952965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string" calcext:value-type="string">
            <text:p>selection time</text:p>
          </table:table-cell>
          <table:table-cell office:value-type="string" calcext:value-type="string">
            <text:p>filtering time</text:p>
          </table:table-cell>
          <table:table-cell table:number-columns-repeated="8"/>
          <table:table-cell office:value-type="float" office:value="1941902" calcext:value-type="float">
            <text:p>1941902</text:p>
          </table:table-cell>
          <table:table-cell table:style-name="ce103" office:value-type="float" office:value="1948932" calcext:value-type="float">
            <text:p>1948932</text:p>
          </table:table-cell>
          <table:table-cell table:style-name="ce103" office:value-type="float" office:value="1953036" calcext:value-type="float">
            <text:p>1953036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float" office:value="166023" calcext:value-type="float">
            <text:p>166023</text:p>
          </table:table-cell>
          <table:table-cell office:value-type="float" office:value="147923" calcext:value-type="float">
            <text:p>147923</text:p>
          </table:table-cell>
          <table:table-cell table:formula="of:=([.B9]+[.A9])/60000" office:value-type="float" office:value="5.23243333333333" calcext:value-type="float">
            <text:p>5.23243333333333</text:p>
          </table:table-cell>
          <table:table-cell table:number-columns-repeated="7"/>
          <table:table-cell office:value-type="float" office:value="1941974" calcext:value-type="float">
            <text:p>1941974</text:p>
          </table:table-cell>
          <table:table-cell table:style-name="ce103" office:value-type="float" office:value="1949003" calcext:value-type="float">
            <text:p>1949003</text:p>
          </table:table-cell>
          <table:table-cell table:style-name="ce103" office:value-type="float" office:value="1953107" calcext:value-type="float">
            <text:p>1953107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string" calcext:value-type="string">
            <text:p>suffix tree size</text:p>
          </table:table-cell>
          <table:table-cell office:value-type="string" calcext:value-type="string">
            <text:p>wavelet tree size</text:p>
          </table:table-cell>
          <table:table-cell office:value-type="string" calcext:value-type="string">
            <text:p>suffix array size</text:p>
          </table:table-cell>
          <table:table-cell office:value-type="string" calcext:value-type="string">
            <text:p>candidate list size</text:p>
          </table:table-cell>
          <table:table-cell office:value-type="string" calcext:value-type="string">
            <text:p>crispr list size</text:p>
          </table:table-cell>
          <table:table-cell table:number-columns-repeated="5"/>
          <table:table-cell office:value-type="float" office:value="1942045" calcext:value-type="float">
            <text:p>1942045</text:p>
          </table:table-cell>
          <table:table-cell table:style-name="ce103" office:value-type="float" office:value="1949076" calcext:value-type="float">
            <text:p>1949076</text:p>
          </table:table-cell>
          <table:table-cell table:style-name="ce103" office:value-type="float" office:value="1953179" calcext:value-type="float">
            <text:p>1953179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float" office:value="6509029" calcext:value-type="float">
            <text:p>6509029</text:p>
          </table:table-cell>
          <table:table-cell office:value-type="float" office:value="18377187" calcext:value-type="float">
            <text:p>18377187</text:p>
          </table:table-cell>
          <table:table-cell office:value-type="float" office:value="12351681" calcext:value-type="float">
            <text:p>12351681</text:p>
          </table:table-cell>
          <table:table-cell office:value-type="float" office:value="173568" calcext:value-type="float">
            <text:p>17356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office:value-type="float" office:value="1942118" calcext:value-type="float">
            <text:p>1942118</text:p>
          </table:table-cell>
          <table:table-cell table:style-name="ce103" office:value-type="float" office:value="1949147" calcext:value-type="float">
            <text:p>1949147</text:p>
          </table:table-cell>
          <table:table-cell table:style-name="ce103" office:value-type="float" office:value="1953251" calcext:value-type="float">
            <text:p>1953251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table:number-columns-repeated="6"/>
          <table:table-cell office:value-type="float" office:value="1942191" calcext:value-type="float">
            <text:p>1942191</text:p>
          </table:table-cell>
          <table:table-cell table:style-name="ce103" office:value-type="float" office:value="1949218" calcext:value-type="float">
            <text:p>1949218</text:p>
          </table:table-cell>
          <table:table-cell table:style-name="ce103" office:value-type="float" office:value="1953324" calcext:value-type="float">
            <text:p>1953324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string" calcext:value-type="string">
            <text:p>NC_006513_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942263" calcext:value-type="float">
            <text:p>1942263</text:p>
          </table:table-cell>
          <table:table-cell table:style-name="ce103" office:value-type="float" office:value="1949291" calcext:value-type="float">
            <text:p>1949291</text:p>
          </table:table-cell>
          <table:table-cell table:style-name="ce103" office:value-type="float" office:value="1953396" calcext:value-type="float">
            <text:p>1953396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string" calcext:value-type="string">
            <text:p>NC_006513_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942334" calcext:value-type="float">
            <text:p>1942334</text:p>
          </table:table-cell>
          <table:table-cell table:style-name="ce103" office:value-type="float" office:value="1949363" calcext:value-type="float">
            <text:p>1949363</text:p>
          </table:table-cell>
          <table:table-cell table:style-name="ce103" office:value-type="float" office:value="1953467" calcext:value-type="float">
            <text:p>1953467</text:p>
          </table:table-cell>
          <table:table-cell table:style-name="ce104"/>
          <table:table-cell table:style-name="ce103" table:number-columns-repeated="2"/>
          <table:table-cell table:style-name="ce105"/>
        </table:table-row>
        <table:table-row table:style-name="ro3">
          <table:table-cell office:value-type="string" calcext:value-type="string">
            <text:p>NC_006513_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942405" calcext:value-type="float">
            <text:p>1942405</text:p>
          </table:table-cell>
          <table:table-cell table:style-name="ce103" office:value-type="float" office:value="1949435" calcext:value-type="float">
            <text:p>1949435</text:p>
          </table:table-cell>
          <table:table-cell table:style-name="ce103" office:value-type="float" office:value="1953539" calcext:value-type="float">
            <text:p>1953539</text:p>
          </table:table-cell>
          <table:table-cell table:number-columns-repeated="4"/>
        </table:table-row>
        <table:table-row table:style-name="ro3">
          <table:table-cell table:number-columns-repeated="10"/>
          <table:table-cell office:value-type="float" office:value="1942481" calcext:value-type="float">
            <text:p>1942481</text:p>
          </table:table-cell>
          <table:table-cell table:style-name="ce103" office:value-type="float" office:value="1949506" calcext:value-type="float">
            <text:p>1949506</text:p>
          </table:table-cell>
          <table:table-cell table:style-name="ce104"/>
          <table:table-cell table:style-name="ce103" table:number-columns-repeated="2"/>
          <table:table-cell table:style-name="ce105"/>
          <table:table-cell/>
        </table:table-row>
        <table:table-row table:style-name="ro3">
          <table:table-cell table:number-columns-repeated="10"/>
          <table:table-cell office:value-type="float" office:value="1942555" calcext:value-type="float">
            <text:p>1942555</text:p>
          </table:table-cell>
          <table:table-cell table:style-name="ce103" office:value-type="float" office:value="1949576" calcext:value-type="float">
            <text:p>1949576</text:p>
          </table:table-cell>
          <table:table-cell table:style-name="ce104"/>
          <table:table-cell table:style-name="ce103" table:number-columns-repeated="2"/>
          <table:table-cell table:style-name="ce105"/>
          <table:table-cell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/>
          <table:table-cell table:style-name="ce104" office:value-type="string" calcext:value-type="string">
            <text:p>TP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942627" calcext:value-type="float">
            <text:p>1942627</text:p>
          </table:table-cell>
          <table:table-cell table:style-name="ce103" office:value-type="float" office:value="1949647" calcext:value-type="float">
            <text:p>1949647</text:p>
          </table:table-cell>
          <table:table-cell table:style-name="ce104"/>
          <table:table-cell table:style-name="ce103" table:number-columns-repeated="2"/>
          <table:table-cell table:style-name="ce105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9428" calcext:value-type="float">
            <text:p>109428</text:p>
          </table:table-cell>
          <table:table-cell office:value-type="float" office:value="109482" calcext:value-type="float">
            <text:p>109482</text:p>
          </table:table-cell>
          <table:table-cell table:style-name="ce121"/>
          <table:table-cell table:style-name="ce104"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42697" calcext:value-type="float">
            <text:p>1942697</text:p>
          </table:table-cell>
          <table:table-cell table:style-name="ce103" office:value-type="float" office:value="1949718" calcext:value-type="float">
            <text:p>1949718</text:p>
          </table:table-cell>
          <table:table-cell table:style-name="ce104"/>
          <table:table-cell table:style-name="ce103" table:number-columns-repeated="2"/>
          <table:table-cell table:style-name="ce105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914979" calcext:value-type="float">
            <text:p>914979</text:p>
          </table:table-cell>
          <table:table-cell office:value-type="float" office:value="915052" calcext:value-type="float">
            <text:p>915052</text:p>
          </table:table-cell>
          <table:table-cell table:style-name="ce121"/>
          <table:table-cell table:style-name="ce104" office:value-type="string" calcext:value-type="string">
            <text:p>precision</text:p>
          </table:table-cell>
          <table:table-cell table:style-name="ce122" table:formula="of:=[.G18]/[.B7]" office:value-type="float" office:value="0.105263157894737" calcext:value-type="float">
            <text:p>0.11</text:p>
          </table:table-cell>
          <table:table-cell table:number-columns-repeated="3"/>
          <table:table-cell office:value-type="float" office:value="1942843" calcext:value-type="float">
            <text:p>1942843</text:p>
          </table:table-cell>
          <table:table-cell table:style-name="ce103" office:value-type="float" office:value="1949860" calcext:value-type="float">
            <text:p>1949860</text:p>
          </table:table-cell>
          <table:table-cell table:style-name="ce104"/>
          <table:table-cell table:style-name="ce103" table:number-columns-repeated="2"/>
          <table:table-cell table:style-name="ce105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36021" calcext:value-type="float">
            <text:p>936021</text:p>
          </table:table-cell>
          <table:table-cell office:value-type="float" office:value="936081" calcext:value-type="float">
            <text:p>936081</text:p>
          </table:table-cell>
          <table:table-cell table:style-name="ce121"/>
          <table:table-cell table:style-name="ce104" office:value-type="string" calcext:value-type="string">
            <text:p>recall</text:p>
          </table:table-cell>
          <table:table-cell table:style-name="ce122" table:formula="of:=2/3" office:value-type="float" office:value="0.666666666666667" calcext:value-type="float">
            <text:p>0.67</text:p>
          </table:table-cell>
          <table:table-cell table:number-columns-repeated="3"/>
          <table:table-cell office:value-type="float" office:value="1942987" calcext:value-type="float">
            <text:p>1942987</text:p>
          </table:table-cell>
          <table:table-cell table:style-name="ce103" office:value-type="float" office:value="1950004" calcext:value-type="float">
            <text:p>1950004</text:p>
          </table:table-cell>
          <table:table-cell table:style-name="ce104"/>
          <table:table-cell table:style-name="ce103" table:number-columns-repeated="2"/>
          <table:table-cell table:style-name="ce105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7245" calcext:value-type="float">
            <text:p>1047245</text:p>
          </table:table-cell>
          <table:table-cell office:value-type="float" office:value="1047302" calcext:value-type="float">
            <text:p>1047302</text:p>
          </table:table-cell>
          <table:table-cell table:style-name="ce121"/>
          <table:table-cell table:number-columns-repeated="5"/>
          <table:table-cell office:value-type="float" office:value="1943130" calcext:value-type="float">
            <text:p>1943130</text:p>
          </table:table-cell>
          <table:table-cell table:style-name="ce103" office:value-type="float" office:value="1950147" calcext:value-type="float">
            <text:p>1950147</text:p>
          </table:table-cell>
          <table:table-cell table:style-name="ce104"/>
          <table:table-cell table:style-name="ce103" table:number-columns-repeated="2"/>
          <table:table-cell table:style-name="ce105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47311" calcext:value-type="float">
            <text:p>1047311</text:p>
          </table:table-cell>
          <table:table-cell office:value-type="float" office:value="1047425" calcext:value-type="float">
            <text:p>1047425</text:p>
          </table:table-cell>
          <table:table-cell table:style-name="ce121"/>
          <table:table-cell table:number-columns-repeated="5"/>
          <table:table-cell office:value-type="float" office:value="1943275" calcext:value-type="float">
            <text:p>1943275</text:p>
          </table:table-cell>
          <table:table-cell table:style-name="ce103" office:value-type="float" office:value="1950290" calcext:value-type="float">
            <text:p>1950290</text:p>
          </table:table-cell>
          <table:table-cell table:style-name="ce104"/>
          <table:table-cell table:style-name="ce103" table:number-columns-repeated="2"/>
          <table:table-cell table:style-name="ce105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47502" calcext:value-type="float">
            <text:p>1047502</text:p>
          </table:table-cell>
          <table:table-cell office:value-type="float" office:value="1047559" calcext:value-type="float">
            <text:p>1047559</text:p>
          </table:table-cell>
          <table:table-cell table:style-name="ce121"/>
          <table:table-cell table:number-columns-repeated="5"/>
          <table:table-cell office:value-type="float" office:value="1943418" calcext:value-type="float">
            <text:p>1943418</text:p>
          </table:table-cell>
          <table:table-cell table:style-name="ce103" office:value-type="float" office:value="1950432" calcext:value-type="float">
            <text:p>1950432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8411" calcext:value-type="float">
            <text:p>1048411</text:p>
          </table:table-cell>
          <table:table-cell office:value-type="float" office:value="1048468" calcext:value-type="float">
            <text:p>1048468</text:p>
          </table:table-cell>
          <table:table-cell table:style-name="ce121"/>
          <table:table-cell table:number-columns-repeated="5"/>
          <table:table-cell office:value-type="float" office:value="1943562" calcext:value-type="float">
            <text:p>1943562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48478" calcext:value-type="float">
            <text:p>1048478</text:p>
          </table:table-cell>
          <table:table-cell office:value-type="float" office:value="1048535" calcext:value-type="float">
            <text:p>1048535</text:p>
          </table:table-cell>
          <table:table-cell table:style-name="ce121"/>
          <table:table-cell table:number-columns-repeated="5"/>
          <table:table-cell office:value-type="float" office:value="1943705" calcext:value-type="float">
            <text:p>1943705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48613" calcext:value-type="float">
            <text:p>1048613</text:p>
          </table:table-cell>
          <table:table-cell office:value-type="float" office:value="1048670" calcext:value-type="float">
            <text:p>1048670</text:p>
          </table:table-cell>
          <table:table-cell table:style-name="ce121"/>
          <table:table-cell table:number-columns-repeated="5"/>
          <table:table-cell office:value-type="float" office:value="1943848" calcext:value-type="float">
            <text:p>1943848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294422" calcext:value-type="float">
            <text:p>1294422</text:p>
          </table:table-cell>
          <table:table-cell office:value-type="float" office:value="1294491" calcext:value-type="float">
            <text:p>1294491</text:p>
          </table:table-cell>
          <table:table-cell table:style-name="ce121"/>
          <table:table-cell table:number-columns-repeated="5"/>
          <table:table-cell office:value-type="float" office:value="1944001" calcext:value-type="float">
            <text:p>1944001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style-name="ce109" office:value-type="float" office:value="1941537" calcext:value-type="float">
            <text:p>1941537</text:p>
          </table:table-cell>
          <table:table-cell table:style-name="ce109" office:value-type="float" office:value="1941827" calcext:value-type="float">
            <text:p>1941827</text:p>
          </table:table-cell>
          <table:table-cell table:number-columns-repeated="6"/>
          <table:table-cell office:value-type="float" office:value="1944146" calcext:value-type="float">
            <text:p>1944146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style-name="ce109" office:value-type="float" office:value="1941902" calcext:value-type="float">
            <text:p>1941902</text:p>
          </table:table-cell>
          <table:table-cell table:style-name="ce109" office:value-type="float" office:value="1942405" calcext:value-type="float">
            <text:p>1942405</text:p>
          </table:table-cell>
          <table:table-cell table:number-columns-repeated="6"/>
          <table:table-cell office:value-type="float" office:value="1944289" calcext:value-type="float">
            <text:p>1944289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style-name="ce109" office:value-type="float" office:value="1942481" calcext:value-type="float">
            <text:p>1942481</text:p>
          </table:table-cell>
          <table:table-cell table:style-name="ce109" office:value-type="float" office:value="1943920" calcext:value-type="float">
            <text:p>1943920</text:p>
          </table:table-cell>
          <table:table-cell table:number-columns-repeated="6"/>
          <table:table-cell office:value-type="float" office:value="1944433" calcext:value-type="float">
            <text:p>1944433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109" office:value-type="float" office:value="1944001" calcext:value-type="float">
            <text:p>1944001</text:p>
          </table:table-cell>
          <table:table-cell table:style-name="ce109" office:value-type="float" office:value="1946375" calcext:value-type="float">
            <text:p>1946375</text:p>
          </table:table-cell>
          <table:table-cell table:number-columns-repeated="6"/>
          <table:table-cell office:value-type="float" office:value="1944577" calcext:value-type="float">
            <text:p>1944577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style-name="ce109" office:value-type="float" office:value="1946451" calcext:value-type="float">
            <text:p>1946451</text:p>
          </table:table-cell>
          <table:table-cell table:style-name="ce109" office:value-type="float" office:value="1946881" calcext:value-type="float">
            <text:p>1946881</text:p>
          </table:table-cell>
          <table:table-cell table:number-columns-repeated="6"/>
          <table:table-cell office:value-type="float" office:value="1944721" calcext:value-type="float">
            <text:p>1944721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style-name="ce119" office:value-type="float" office:value="1948501" calcext:value-type="float">
            <text:p>1948501</text:p>
          </table:table-cell>
          <table:table-cell table:style-name="ce119" office:value-type="float" office:value="1950432" calcext:value-type="float">
            <text:p>1950432</text:p>
          </table:table-cell>
          <table:table-cell table:number-columns-repeated="6"/>
          <table:table-cell office:value-type="float" office:value="1944864" calcext:value-type="float">
            <text:p>1944864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113" office:value-type="float" office:value="1952604" calcext:value-type="float">
            <text:p>1952604</text:p>
          </table:table-cell>
          <table:table-cell table:style-name="ce113" office:value-type="float" office:value="1953539" calcext:value-type="float">
            <text:p>1953539</text:p>
          </table:table-cell>
          <table:table-cell table:number-columns-repeated="6"/>
          <table:table-cell office:value-type="float" office:value="1945008" calcext:value-type="float">
            <text:p>1945008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228421" calcext:value-type="float">
            <text:p>4228421</text:p>
          </table:table-cell>
          <table:table-cell office:value-type="float" office:value="4228481" calcext:value-type="float">
            <text:p>4228481</text:p>
          </table:table-cell>
          <table:table-cell table:number-columns-repeated="6"/>
          <table:table-cell office:value-type="float" office:value="1945153" calcext:value-type="float">
            <text:p>1945153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266042" calcext:value-type="float">
            <text:p>4266042</text:p>
          </table:table-cell>
          <table:table-cell office:value-type="float" office:value="4266126" calcext:value-type="float">
            <text:p>4266126</text:p>
          </table:table-cell>
          <table:table-cell table:number-columns-repeated="6"/>
          <table:table-cell office:value-type="float" office:value="1945297" calcext:value-type="float">
            <text:p>1945297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368" calcext:value-type="float">
            <text:p>1945368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440" calcext:value-type="float">
            <text:p>1945440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512" calcext:value-type="float">
            <text:p>1945512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float" office:value="1945583" calcext:value-type="float">
            <text:p>1945583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9428" calcext:value-type="float">
            <text:p>109428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1945655" calcext:value-type="float">
            <text:p>1945655</text:p>
          </table:table-cell>
          <table:table-cell table:number-columns-repeated="6"/>
        </table:table-row>
        <table:table-row table:style-name="ro3">
          <table:table-cell/>
          <table:table-cell office:value-type="float" office:value="914979" calcext:value-type="float">
            <text:p>914979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1945727" calcext:value-type="float">
            <text:p>1945727</text:p>
          </table:table-cell>
          <table:table-cell table:number-columns-repeated="6"/>
        </table:table-row>
        <table:table-row table:style-name="ro3">
          <table:table-cell/>
          <table:table-cell office:value-type="float" office:value="936021" calcext:value-type="float">
            <text:p>936021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1945798" calcext:value-type="float">
            <text:p>1945798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47245" calcext:value-type="float">
            <text:p>104724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945871" calcext:value-type="float">
            <text:p>194587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47311" calcext:value-type="float">
            <text:p>1047311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945944" calcext:value-type="float">
            <text:p>1945944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47502" calcext:value-type="float">
            <text:p>1047502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1946016" calcext:value-type="float">
            <text:p>1946016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48411" calcext:value-type="float">
            <text:p>1048411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946087" calcext:value-type="float">
            <text:p>194608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48478" calcext:value-type="float">
            <text:p>1048478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946159" calcext:value-type="float">
            <text:p>1946159</text:p>
          </table:table-cell>
          <table:table-cell table:number-columns-repeated="6"/>
        </table:table-row>
        <table:table-row table:style-name="ro3">
          <table:table-cell/>
          <table:table-cell office:value-type="float" office:value="1048613" calcext:value-type="float">
            <text:p>1048613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946231" calcext:value-type="float">
            <text:p>194623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94422" calcext:value-type="float">
            <text:p>1294422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946304" calcext:value-type="float">
            <text:p>1946304</text:p>
          </table:table-cell>
          <table:table-cell table:number-columns-repeated="6"/>
        </table:table-row>
        <table:table-row table:style-name="ro3">
          <table:table-cell/>
          <table:table-cell table:style-name="ce109" office:value-type="float" office:value="1941537" calcext:value-type="float">
            <text:p>1941537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946375" calcext:value-type="float">
            <text:p>1946375</text:p>
          </table:table-cell>
          <table:table-cell table:number-columns-repeated="6"/>
        </table:table-row>
        <table:table-row table:style-name="ro3">
          <table:table-cell/>
          <table:table-cell table:style-name="ce109" office:value-type="float" office:value="1941902" calcext:value-type="float">
            <text:p>1941902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946451" calcext:value-type="float">
            <text:p>1946451</text:p>
          </table:table-cell>
          <table:table-cell table:number-columns-repeated="6"/>
        </table:table-row>
        <table:table-row table:style-name="ro3">
          <table:table-cell/>
          <table:table-cell table:style-name="ce109" office:value-type="float" office:value="1942481" calcext:value-type="float">
            <text:p>1942481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946522" calcext:value-type="float">
            <text:p>1946522</text:p>
          </table:table-cell>
          <table:table-cell table:number-columns-repeated="6"/>
        </table:table-row>
        <table:table-row table:style-name="ro3">
          <table:table-cell/>
          <table:table-cell table:style-name="ce109" office:value-type="float" office:value="1944001" calcext:value-type="float">
            <text:p>1944001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946593" calcext:value-type="float">
            <text:p>1946593</text:p>
          </table:table-cell>
          <table:table-cell table:number-columns-repeated="6"/>
        </table:table-row>
        <table:table-row table:style-name="ro3">
          <table:table-cell/>
          <table:table-cell table:style-name="ce109" office:value-type="float" office:value="1946451" calcext:value-type="float">
            <text:p>1946451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946667" calcext:value-type="float">
            <text:p>1946667</text:p>
          </table:table-cell>
          <table:table-cell table:number-columns-repeated="6"/>
        </table:table-row>
        <table:table-row table:style-name="ro3">
          <table:table-cell/>
          <table:table-cell table:style-name="ce119" office:value-type="float" office:value="1948501" calcext:value-type="float">
            <text:p>1948501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946739" calcext:value-type="float">
            <text:p>1946739</text:p>
          </table:table-cell>
          <table:table-cell table:number-columns-repeated="6"/>
        </table:table-row>
        <table:table-row table:style-name="ro3">
          <table:table-cell/>
          <table:table-cell table:style-name="ce113" office:value-type="float" office:value="1952604" calcext:value-type="float">
            <text:p>1952604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946810" calcext:value-type="float">
            <text:p>1946810</text:p>
          </table:table-cell>
          <table:table-cell table:number-columns-repeated="6"/>
        </table:table-row>
        <table:table-row table:style-name="ro3">
          <table:table-cell/>
          <table:table-cell office:value-type="float" office:value="4228421" calcext:value-type="float">
            <text:p>4228421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946881" calcext:value-type="float">
            <text:p>1946881</text:p>
          </table:table-cell>
          <table:table-cell table:number-columns-repeated="6"/>
        </table:table-row>
        <table:table-row table:style-name="ro3">
          <table:table-cell/>
          <table:table-cell office:value-type="float" office:value="4266042" calcext:value-type="float">
            <text:p>4266042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3">
          <table:table-cell table:number-columns-repeated="17"/>
        </table:table-row>
      </table:table>
      <table:table table:name="NC_015138" table:style-name="ta1">
        <table:table-column table:style-name="co3" table:number-columns-repeated="12" table:default-cell-style-name="Default"/>
        <table:table-row table:style-name="ro3" table:number-rows-repeated="10">
          <table:table-cell table:number-columns-repeated="12"/>
        </table:table-row>
        <table:table-row table:style-name="ro3">
          <table:table-cell office:value-type="string" calcext:value-type="string">
            <text:p>number of crispr</text:p>
          </table:table-cell>
          <table:table-cell office:value-type="string" calcext:value-type="string">
            <text:p>reported crispr</text:p>
          </table:table-cell>
          <table:table-cell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election time</text:p>
          </table:table-cell>
          <table:table-cell office:value-type="string" calcext:value-type="string">
            <text:p>filtering time</text:p>
          </table:table-cell>
          <table:table-cell office:value-type="string" calcext:value-type="string">
            <text:p>total time</text:p>
          </table:table-cell>
          <table:table-cell table:number-columns-repeated="9"/>
        </table:table-row>
        <table:table-row table:style-name="ro3">
          <table:table-cell office:value-type="float" office:value="231584" calcext:value-type="float">
            <text:p>231584</text:p>
          </table:table-cell>
          <table:table-cell office:value-type="float" office:value="217203" calcext:value-type="float">
            <text:p>217203</text:p>
          </table:table-cell>
          <table:table-cell table:formula="of:=[.A14]+[.B14]" office:value-type="float" office:value="448787" calcext:value-type="float">
            <text:p>448787</text:p>
          </table:table-cell>
          <table:table-cell table:formula="of:=[.C14]/60000" office:value-type="float" office:value="7.47978333333333" calcext:value-type="float">
            <text:p>7.47978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uffix tree size</text:p>
          </table:table-cell>
          <table:table-cell office:value-type="string" calcext:value-type="string">
            <text:p>wavelet tree size</text:p>
          </table:table-cell>
          <table:table-cell office:value-type="string" calcext:value-type="string">
            <text:p>suffix array size</text:p>
          </table:table-cell>
          <table:table-cell office:value-type="string" calcext:value-type="string">
            <text:p>candidate list size</text:p>
          </table:table-cell>
          <table:table-cell office:value-type="string" calcext:value-type="string">
            <text:p>crispr list size</text:p>
          </table:table-cell>
          <table:table-cell table:number-columns-repeated="7"/>
        </table:table-row>
        <table:table-row table:style-name="ro3">
          <table:table-cell office:value-type="float" office:value="8306402" calcext:value-type="float">
            <text:p>8306402</text:p>
          </table:table-cell>
          <table:table-cell office:value-type="float" office:value="23457142" calcext:value-type="float">
            <text:p>23457142</text:p>
          </table:table-cell>
          <table:table-cell office:value-type="float" office:value="15761257" calcext:value-type="float">
            <text:p>15761257</text:p>
          </table:table-cell>
          <table:table-cell office:value-type="float" office:value="181212" calcext:value-type="float">
            <text:p>181212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table:number-columns-repeated="8"/>
        </table:table-row>
        <table:table-row table:style-name="ro3">
          <table:table-cell table:style-name="ce108" office:value-type="string" calcext:value-type="string">
            <text:p>NC_015138_1</text:p>
          </table:table-cell>
          <table:table-cell table:style-name="ce108" office:value-type="float" office:value="48" calcext:value-type="float">
            <text:p>48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style-name="ce118" office:value-type="string" calcext:value-type="string">
            <text:p>NC_015138_2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table:style-name="ce109" office:value-type="string" calcext:value-type="string">
            <text:p>NC_015138_3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C_015138_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TP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111" office:value-type="string" calcext:value-type="string">
            <text:p>NC_015138_6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PP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table:style-name="ce112" office:value-type="string" calcext:value-type="string">
            <text:p>NC_015138_7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04" office:value-type="string" calcext:value-type="string">
            <text:p>precision</text:p>
          </table:table-cell>
          <table:table-cell table:style-name="ce122" office:value-type="float" office:value="0" calcext:value-type="float">
            <text:p>0.0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4" office:value-type="string" calcext:value-type="string">
            <text:p>partial precision</text:p>
          </table:table-cell>
          <table:table-cell table:style-name="ce122" table:formula="of:=[.G22]/11" office:value-type="float" office:value="0.727272727272727" calcext:value-type="float">
            <text:p>0.7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umber of repetitions</text:p>
          </table:table-cell>
          <table:table-cell office:value-type="string" calcext:value-type="string">
            <text:p>DR length</text:p>
          </table:table-cell>
          <table:table-cell office:value-type="string" calcext:value-type="string">
            <text:p>Position of first DR</text:p>
          </table:table-cell>
          <table:table-cell office:value-type="string" calcext:value-type="string">
            <text:p>Position of last DR</text:p>
          </table:table-cell>
          <table:table-cell/>
          <table:table-cell table:style-name="ce104"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00343" calcext:value-type="float">
            <text:p>300343</text:p>
          </table:table-cell>
          <table:table-cell table:style-name="ce108" office:value-type="float" office:value="302918" calcext:value-type="float">
            <text:p>302918</text:p>
          </table:table-cell>
          <table:table-cell/>
          <table:table-cell table:style-name="ce104" office:value-type="string" calcext:value-type="string">
            <text:p>partial recall</text:p>
          </table:table-cell>
          <table:table-cell table:style-name="ce122" table:formula="of:=5/6" office:value-type="float" office:value="0.833333333333333" calcext:value-type="float">
            <text:p>0.83</text:p>
          </table:table-cell>
          <table:table-cell table:number-columns-repeated="5"/>
        </table:table-row>
        <table:table-row table:style-name="ro3"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03050" calcext:value-type="float">
            <text:p>303050</text:p>
          </table:table-cell>
          <table:table-cell table:style-name="ce108" office:value-type="float" office:value="303445" calcext:value-type="float">
            <text:p>303445</text:p>
          </table:table-cell>
          <table:table-cell table:number-columns-repeated="6"/>
          <table:table-cell table:style-name="ce108" office:value-type="float" office:value="300343" calcext:value-type="float">
            <text:p>300343</text:p>
          </table:table-cell>
          <table:table-cell table:style-name="ce108" office:value-type="float" office:value="36" calcext:value-type="float">
            <text:p>36</text:p>
          </table:table-cell>
        </table:table-row>
        <table:table-row table:style-name="ro3"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304389" calcext:value-type="float">
            <text:p>304389</text:p>
          </table:table-cell>
          <table:table-cell table:style-name="ce118" office:value-type="float" office:value="304455" calcext:value-type="float">
            <text:p>304455</text:p>
          </table:table-cell>
          <table:table-cell table:number-columns-repeated="6"/>
          <table:table-cell table:style-name="ce108" office:value-type="float" office:value="303050" calcext:value-type="float">
            <text:p>303050</text:p>
          </table:table-cell>
          <table:table-cell table:style-name="ce108" office:value-type="float" office:value="36" calcext:value-type="float">
            <text:p>36</text:p>
          </table:table-cell>
        </table:table-row>
        <table:table-row table:style-name="ro3"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float" office:value="305395" calcext:value-type="float">
            <text:p>305395</text:p>
          </table:table-cell>
          <table:table-cell table:style-name="ce109" office:value-type="float" office:value="305989" calcext:value-type="float">
            <text:p>305989</text:p>
          </table:table-cell>
          <table:table-cell table:number-columns-repeated="6"/>
          <table:table-cell table:style-name="ce118" office:value-type="float" office:value="304389" calcext:value-type="float">
            <text:p>304389</text:p>
          </table:table-cell>
          <table:table-cell table:style-name="ce118" office:value-type="float" office:value="34" calcext:value-type="float">
            <text:p>3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871371" calcext:value-type="float">
            <text:p>871371</text:p>
          </table:table-cell>
          <table:table-cell office:value-type="float" office:value="871455" calcext:value-type="float">
            <text:p>871455</text:p>
          </table:table-cell>
          <table:table-cell table:number-columns-repeated="6"/>
          <table:table-cell table:style-name="ce109" office:value-type="float" office:value="305395" calcext:value-type="float">
            <text:p>305395</text:p>
          </table:table-cell>
          <table:table-cell table:style-name="ce109" office:value-type="float" office:value="36" calcext:value-type="float">
            <text:p>36</text:p>
          </table:table-cell>
        </table:table-row>
        <table:table-row table:style-name="ro3"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32" calcext:value-type="float">
            <text:p>32</text:p>
          </table:table-cell>
          <table:table-cell table:style-name="ce111" office:value-type="float" office:value="1785448" calcext:value-type="float">
            <text:p>1785448</text:p>
          </table:table-cell>
          <table:table-cell table:style-name="ce111" office:value-type="float" office:value="1786583" calcext:value-type="float">
            <text:p>1786583</text:p>
          </table:table-cell>
          <table:table-cell table:number-columns-repeated="6"/>
          <table:table-cell office:value-type="float" office:value="871371" calcext:value-type="float">
            <text:p>871371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271473" calcext:value-type="float">
            <text:p>2271473</text:p>
          </table:table-cell>
          <table:table-cell office:value-type="float" office:value="2271554" calcext:value-type="float">
            <text:p>2271554</text:p>
          </table:table-cell>
          <table:table-cell table:number-columns-repeated="6"/>
          <table:table-cell table:style-name="ce111" office:value-type="float" office:value="1785448" calcext:value-type="float">
            <text:p>1785448</text:p>
          </table:table-cell>
          <table:table-cell table:style-name="ce111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544477" calcext:value-type="float">
            <text:p>3544477</text:p>
          </table:table-cell>
          <table:table-cell office:value-type="float" office:value="3544561" calcext:value-type="float">
            <text:p>3544561</text:p>
          </table:table-cell>
          <table:table-cell table:number-columns-repeated="6"/>
          <table:table-cell office:value-type="float" office:value="2271473" calcext:value-type="float">
            <text:p>2271473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4426774" calcext:value-type="float">
            <text:p>4426774</text:p>
          </table:table-cell>
          <table:table-cell table:style-name="ce112" office:value-type="float" office:value="4428643" calcext:value-type="float">
            <text:p>4428643</text:p>
          </table:table-cell>
          <table:table-cell table:number-columns-repeated="6"/>
          <table:table-cell office:value-type="float" office:value="3544477" calcext:value-type="float">
            <text:p>3544477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4428774" calcext:value-type="float">
            <text:p>4428774</text:p>
          </table:table-cell>
          <table:table-cell table:style-name="ce112" office:value-type="float" office:value="4429038" calcext:value-type="float">
            <text:p>4429038</text:p>
          </table:table-cell>
          <table:table-cell table:number-columns-repeated="6"/>
          <table:table-cell table:style-name="ce112" office:value-type="float" office:value="4426774" calcext:value-type="float">
            <text:p>4426774</text:p>
          </table:table-cell>
          <table:table-cell table:style-name="ce112" office:value-type="float" office:value="32" calcext:value-type="float">
            <text:p>32</text:p>
          </table:table-cell>
        </table:table-row>
        <table:table-row table:style-name="ro3">
          <table:table-cell table:style-name="ce112" office:value-type="float" office:value="13" calcext:value-type="float">
            <text:p>13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4429181" calcext:value-type="float">
            <text:p>4429181</text:p>
          </table:table-cell>
          <table:table-cell table:style-name="ce112" office:value-type="float" office:value="4429983" calcext:value-type="float">
            <text:p>4429983</text:p>
          </table:table-cell>
          <table:table-cell table:number-columns-repeated="6"/>
          <table:table-cell table:style-name="ce112" office:value-type="float" office:value="4428774" calcext:value-type="float">
            <text:p>4428774</text:p>
          </table:table-cell>
          <table:table-cell table:style-name="ce112" office:value-type="float" office:value="32" calcext:value-type="float">
            <text:p>32</text:p>
          </table:table-cell>
        </table:table-row>
        <table:table-row table:style-name="ro3">
          <table:table-cell table:number-columns-repeated="10"/>
          <table:table-cell table:style-name="ce112" office:value-type="float" office:value="4429181" calcext:value-type="float">
            <text:p>4429181</text:p>
          </table:table-cell>
          <table:table-cell table:style-name="ce112" office:value-type="float" office:value="32" calcext:value-type="float">
            <text:p>32</text:p>
          </table:table-cell>
        </table:table-row>
        <table:table-row table:style-name="ro3" table:number-rows-repeated="6">
          <table:table-cell table:number-columns-repeated="12"/>
        </table:table-row>
        <table:table-row table:style-name="ro3">
          <table:table-cell table:number-columns-repeated="5"/>
          <table:table-cell office:value-type="float" office:value="489515" calcext:value-type="float">
            <text:p>489515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489758" calcext:value-type="float">
            <text:p>489758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969150" calcext:value-type="float">
            <text:p>969150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1581508" calcext:value-type="float">
            <text:p>158150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2339153" calcext:value-type="float">
            <text:p>2339153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2340005" calcext:value-type="float">
            <text:p>2340005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2340432" calcext:value-type="float">
            <text:p>234043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2340685" calcext:value-type="float">
            <text:p>234068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2444463" calcext:value-type="float">
            <text:p>244446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3505315" calcext:value-type="float">
            <text:p>3505315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3739852" calcext:value-type="float">
            <text:p>3739852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3741385" calcext:value-type="float">
            <text:p>3741385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3776117" calcext:value-type="float">
            <text:p>3776117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3787044" calcext:value-type="float">
            <text:p>378704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float" office:value="3797561" calcext:value-type="float">
            <text:p>3797561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</table:table>
      <table:table table:name="Sheet8" table:style-name="ta1">
        <table:table-column table:style-name="co3" table:default-cell-style-name="Default"/>
        <table:table-column table:style-name="co3" table:default-cell-style-name="ce103"/>
        <table:table-column table:style-name="co3" table:number-columns-repeated="15" table:default-cell-style-name="Default"/>
        <table:table-row table:style-name="ro3">
          <table:table-cell office:value-type="string" calcext:value-type="string">
            <text:p>CRISPR</text:p>
          </table:table-cell>
          <table:table-cell table:style-name="Default" office:value-type="string" calcext:value-type="string">
            <text:p>DR</text:p>
          </table:table-cell>
          <table:table-cell office:value-type="string" calcext:value-type="string">
            <text:p>largo DR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osición inicial</text:p>
          </table:table-cell>
          <table:table-cell table:number-columns-repeated="12"/>
        </table:table-row>
        <table:table-row table:style-name="ro9">
          <table:table-cell table:style-name="ce103" office:value-type="string" calcext:value-type="string">
            <text:p>NC_013210_1</text:p>
          </table:table-cell>
          <table:table-cell office:value-type="string" calcext:value-type="string">
            <text:p>GTGTTCCCCGCACACGCGGGGATGAACCG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3524" calcext:value-type="float">
            <text:p>123524</text:p>
          </table:table-cell>
          <table:table-cell table:number-columns-repeated="12"/>
        </table:table-row>
        <table:table-row table:style-name="ro5">
          <table:table-cell table:style-name="ce103" office:value-type="string" calcext:value-type="string">
            <text:p>NC_016148_1</text:p>
          </table:table-cell>
          <table:table-cell table:style-name="Default" office:value-type="string" calcext:value-type="string">
            <text:p>GATTCAATCGAACCGATACGGAATGGAAA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56316" calcext:value-type="float">
            <text:p>256316</text:p>
          </table:table-cell>
          <table:table-cell table:number-columns-repeated="12"/>
        </table:table-row>
        <table:table-row table:style-name="ro7">
          <table:table-cell table:style-name="ce103" office:value-type="string" calcext:value-type="string">
            <text:p>NC_016148_2</text:p>
          </table:table-cell>
          <table:table-cell office:value-type="string" calcext:value-type="string">
            <text:p>GTTTTAGACCTTCCTATAAGGGATGGAAAC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79012" calcext:value-type="float">
            <text:p>279012</text:p>
          </table:table-cell>
          <table:table-cell table:number-columns-repeated="12"/>
        </table:table-row>
        <table:table-row table:style-name="ro7">
          <table:table-cell table:style-name="ce106" office:value-type="string" calcext:value-type="string">
            <text:p>NC_013124_2</text:p>
          </table:table-cell>
          <table:table-cell table:style-name="ce107" office:value-type="string" calcext:value-type="string">
            <text:p>GGATCACCCCCGCCTGCGCGGGGAGCAC</text:p>
          </table:table-cell>
          <table:table-cell table:number-columns-repeated="2" table:style-name="ce107" office:value-type="float" office:value="28" calcext:value-type="float">
            <text:p>28</text:p>
          </table:table-cell>
          <table:table-cell office:value-type="float" office:value="996601" calcext:value-type="float">
            <text:p>996601</text:p>
          </table:table-cell>
          <table:table-cell table:number-columns-repeated="12"/>
        </table:table-row>
        <table:table-row table:style-name="ro7">
          <table:table-cell table:style-name="ce106" office:value-type="string" calcext:value-type="string">
            <text:p>NC_013124_3</text:p>
          </table:table-cell>
          <table:table-cell table:style-name="ce107" office:value-type="string" calcext:value-type="string">
            <text:p>GGATCACCCCCGCCTGCGCGGGGAGCAC</text:p>
          </table:table-cell>
          <table:table-cell table:style-name="ce107" office:value-type="float" office:value="28" calcext:value-type="float">
            <text:p>28</text:p>
          </table:table-cell>
          <table:table-cell table:style-name="ce107" office:value-type="float" office:value="41" calcext:value-type="float">
            <text:p>41</text:p>
          </table:table-cell>
          <table:table-cell office:value-type="float" office:value="1000880" calcext:value-type="float">
            <text:p>1000880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1</text:p>
          </table:table-cell>
          <table:table-cell office:value-type="string" calcext:value-type="string">
            <text:p>GTTTTATCTGAACTATGAGGGATGTAAAC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145343" calcext:value-type="float">
            <text:p>145343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2</text:p>
          </table:table-cell>
          <table:table-cell office:value-type="string" calcext:value-type="string">
            <text:p>GTTTTATCTGAACTATGAGGGATGTAAAC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57108" calcext:value-type="float">
            <text:p>157108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3</text:p>
          </table:table-cell>
          <table:table-cell office:value-type="string" calcext:value-type="string">
            <text:p>GTTTTATCTGAACTATGAGGGATGTAAAC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60079" calcext:value-type="float">
            <text:p>160079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4</text:p>
          </table:table-cell>
          <table:table-cell office:value-type="string" calcext:value-type="string">
            <text:p>GTTTGTAGCCTTCCA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433976" calcext:value-type="float">
            <text:p>2433976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5</text:p>
          </table:table-cell>
          <table:table-cell table:style-name="ce104" office:value-type="string" calcext:value-type="string">
            <text:p> 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3" office:value-type="float" office:value="2443408" calcext:value-type="float">
            <text:p>2443408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6</text:p>
          </table:table-cell>
          <table:table-cell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449154" calcext:value-type="float">
            <text:p>2449154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7</text:p>
          </table:table-cell>
          <table:table-cell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460383" calcext:value-type="float">
            <text:p>2460383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8</text:p>
          </table:table-cell>
          <table:table-cell office:value-type="string" calcext:value-type="string">
            <text:p>GTTTGTAGCCTCCCCTTTGGGGATTGAAAC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64720" calcext:value-type="float">
            <text:p>2464720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9</text:p>
          </table:table-cell>
          <table:table-cell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477566" calcext:value-type="float">
            <text:p>2477566</text:p>
          </table:table-cell>
          <table:table-cell table:number-columns-repeated="12"/>
        </table:table-row>
        <table:table-row table:style-name="ro7">
          <table:table-cell table:style-name="ce53" office:value-type="string" calcext:value-type="string">
            <text:p>NC_014392_10</text:p>
          </table:table-cell>
          <table:table-cell office:value-type="string" calcext:value-type="string">
            <text:p>GTTTGTAGCCTCCCCTTTGGGGATTGAAAC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486476" calcext:value-type="float">
            <text:p>2486476</text:p>
          </table:table-cell>
          <table:table-cell table:number-columns-repeated="12"/>
        </table:table-row>
        <table:table-row table:style-name="ro10">
          <table:table-cell office:value-type="string" calcext:value-type="string">
            <text:p>Nc_006513_1</text:p>
          </table:table-cell>
          <table:table-cell office:value-type="string" calcext:value-type="string">
            <text:p>GTTTCAATCCACGCCCCCCGTCACCGAGGGGCGATGC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style-name="ce103" office:value-type="float" office:value="1941465" calcext:value-type="float">
            <text:p>1941465</text:p>
          </table:table-cell>
          <table:table-cell/>
          <table:table-cell table:style-name="ce103"/>
          <table:table-cell table:number-columns-repeated="10"/>
        </table:table-row>
        <table:table-row table:style-name="ro11">
          <table:table-cell office:value-type="string" calcext:value-type="string">
            <text:p>Nc_006513_2</text:p>
          </table:table-cell>
          <table:table-cell office:value-type="string" calcext:value-type="string">
            <text:p>GTTTCAATCCACGCCCCCCGTCACCGAGGGGCGATGC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style-name="ce103" office:value-type="float" office:value="1948501" calcext:value-type="float">
            <text:p>1948501</text:p>
          </table:table-cell>
          <table:table-cell table:number-columns-repeated="12"/>
        </table:table-row>
        <table:table-row table:style-name="ro11">
          <table:table-cell office:value-type="string" calcext:value-type="string">
            <text:p>Nc_006513_3</text:p>
          </table:table-cell>
          <table:table-cell office:value-type="string" calcext:value-type="string">
            <text:p>GTTTCAATCCACGCCCCCCGTCACCGAGGGGCGATGC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style-name="ce103" office:value-type="float" office:value="1952604" calcext:value-type="float">
            <text:p>1952604</text:p>
          </table:table-cell>
          <table:table-cell table:number-columns-repeated="12"/>
        </table:table-row>
        <table:table-row table:style-name="ro11">
          <table:table-cell office:value-type="string" calcext:value-type="string">
            <text:p>NC_015138_1</text:p>
          </table:table-cell>
          <table:table-cell table:style-name="ce40" office:value-type="string" calcext:value-type="string">
            <text:p>AGTCTAGATCACTGGGATATGCGCACTGGCCGGAAC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00343" calcext:value-type="float">
            <text:p>300343</text:p>
          </table:table-cell>
          <table:table-cell table:number-columns-repeated="12"/>
        </table:table-row>
        <table:table-row table:style-name="ro11">
          <table:table-cell office:value-type="string" calcext:value-type="string">
            <text:p>NC_015138_2</text:p>
          </table:table-cell>
          <table:table-cell table:style-name="ce40" office:value-type="string" calcext:value-type="string">
            <text:p>AGTCTAGATCACTGGGATATGCGCACTGGCCGGAAC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04387" calcext:value-type="float">
            <text:p>304387</text:p>
          </table:table-cell>
          <table:table-cell table:number-columns-repeated="12"/>
        </table:table-row>
        <table:table-row table:style-name="ro10">
          <table:table-cell office:value-type="string" calcext:value-type="string">
            <text:p>NC_015138_3</text:p>
          </table:table-cell>
          <table:table-cell table:style-name="ce40" office:value-type="string" calcext:value-type="string">
            <text:p>AGTCTAGATCACTGGGATATGCGCACTGGCCGGAAC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05395" calcext:value-type="float">
            <text:p>305395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NC_015138_5</text:p>
          </table:table-cell>
          <table:table-cell table:style-name="ce40" office:value-type="string" calcext:value-type="string">
            <text:p>GTTTCAACCCACGCGCCCGCACAGGGCGCGAC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785060" calcext:value-type="float">
            <text:p>1785060</text:p>
          </table:table-cell>
          <table:table-cell table:number-columns-repeated="6"/>
          <table:table-cell table:style-name="ce41"/>
          <table:table-cell table:style-name="ce43" table:number-columns-repeated="4"/>
          <table:table-cell/>
        </table:table-row>
        <table:table-row table:style-name="ro9">
          <table:table-cell office:value-type="string" calcext:value-type="string">
            <text:p>NC_015138_6</text:p>
          </table:table-cell>
          <table:table-cell table:style-name="ce40" office:value-type="string" calcext:value-type="string">
            <text:p>GTTTCAACCCACGCGCCCGCACAGGGCGCGAC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785247" calcext:value-type="float">
            <text:p>1785247</text:p>
          </table:table-cell>
          <table:table-cell table:number-columns-repeated="6"/>
          <table:table-cell table:style-name="ce42"/>
          <table:table-cell table:style-name="ce40" table:number-columns-repeated="5"/>
        </table:table-row>
        <table:table-row table:style-name="ro9">
          <table:table-cell office:value-type="string" calcext:value-type="string">
            <text:p>NC_015138_7</text:p>
          </table:table-cell>
          <table:table-cell office:value-type="string" calcext:value-type="string">
            <text:p>GTCGCGCCCCGCGTGGGCGCGTGGGTTGAAAC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426774" calcext:value-type="float">
            <text:p>4426774</text:p>
          </table:table-cell>
          <table:table-cell table:number-columns-repeated="6"/>
          <table:table-cell table:style-name="ce42"/>
          <table:table-cell table:style-name="ce40" table:number-columns-repeated="5"/>
        </table:table-row>
        <table:table-row table:style-name="ro3" table:number-rows-repeated="3">
          <table:table-cell/>
          <table:table-cell table:style-name="Default"/>
          <table:table-cell table:number-columns-repeated="9"/>
          <table:table-cell table:style-name="ce42"/>
          <table:table-cell table:style-name="ce40" table:number-columns-repeated="5"/>
        </table:table-row>
        <table:table-row table:style-name="ro3">
          <table:table-cell/>
          <table:table-cell table:style-name="Default"/>
          <table:table-cell table:number-columns-repeated="9"/>
          <table:table-cell table:style-name="ce42"/>
          <table:table-cell table:style-name="ce40" table:number-columns-repeated="4"/>
          <table:table-cell/>
        </table:table-row>
      </table:table>
      <table:named-expressions/>
      <table:database-ranges>
        <table:database-range table:name="__Anonymous_Sheet_DB__0" table:target-range-address="'genomas elegidos'.A3:'genomas elegidos'.D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3:05:09.061888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0:24:47.873413233</meta:creation-date>
    <dc:date>2020-04-06T16:08:21.284457521</dc:date>
    <meta:editing-duration>P1DT3H12M42S</meta:editing-duration>
    <meta:editing-cycles>17</meta:editing-cycles>
    <meta:generator>LibreOffice/6.0.7.3$Linux_X86_64 LibreOffice_project/00m0$Build-3</meta:generator>
    <meta:document-statistic meta:table-count="8" meta:cell-count="1560" meta:object-count="0"/>
  </office:meta>
</office:document-meta>
</file>